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5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6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7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MutagenSans1"/>
    </style:style>
    <style:style style:name="P49" style:family="paragraph" style:parent-style-name="Standard">
      <style:text-properties style:font-name="MutagenSans1" officeooo:paragraph-rsid="0f040072"/>
    </style:style>
    <style:style style:name="P50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51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62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63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64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text-properties style:font-name="MutagenSans1" officeooo:paragraph-rsid="124a81d0"/>
    </style:style>
    <style:style style:name="P69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70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71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72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73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MutagenSans1" officeooo:rsid="06d76c3a" officeooo:paragraph-rsid="0c9fa098"/>
    </style:style>
    <style:style style:name="P75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76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77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78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79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80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81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82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83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84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85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86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87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88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89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90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91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92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93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94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95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96" style:family="paragraph" style:parent-style-name="Standard">
      <style:text-properties style:font-name="MutagenSans1" officeooo:paragraph-rsid="128a9cbb"/>
    </style:style>
    <style:style style:name="P97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98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99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100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10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10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1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6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17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18" style:family="paragraph" style:parent-style-name="Table_20_Contents">
      <style:paragraph-properties fo:text-align="start" style:justify-single-word="false"/>
      <style:text-properties fo:font-size="8pt" fo:font-weight="bold" officeooo:paragraph-rsid="136d5273" style:font-size-asian="8pt" style:font-weight-asian="bold" style:font-size-complex="8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1366a5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0ce7dee6" style:font-weight-asian="bold" style:font-weight-complex="bold"/>
    </style:style>
    <style:style style:name="T16" style:family="text">
      <style:text-properties fo:font-weight="bold" officeooo:rsid="1188ee14" style:font-weight-asian="bold" style:font-weight-complex="bold"/>
    </style:style>
    <style:style style:name="T17" style:family="text">
      <style:text-properties fo:font-weight="bold" officeooo:rsid="10ab4ae2" style:font-weight-asian="bold" style:font-weight-complex="bold"/>
    </style:style>
    <style:style style:name="T18" style:family="text">
      <style:text-properties fo:font-weight="bold" officeooo:rsid="10a9210f" style:font-weight-asian="bold" style:font-weight-complex="bold"/>
    </style:style>
    <style:style style:name="T19" style:family="text">
      <style:text-properties fo:font-weight="bold" officeooo:rsid="06d76c3a" style:font-weight-asian="bold" style:font-weight-complex="bold"/>
    </style:style>
    <style:style style:name="T20" style:family="text">
      <style:text-properties fo:font-weight="bold" officeooo:rsid="0732101a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b5a5c7f" style:font-style-asian="italic" style:font-style-complex="italic"/>
    </style:style>
    <style:style style:name="T23" style:family="text">
      <style:text-properties fo:font-style="italic" officeooo:rsid="0278b763" style:font-style-asian="italic" style:font-style-complex="italic"/>
    </style:style>
    <style:style style:name="T24" style:family="text">
      <style:text-properties fo:font-style="italic" officeooo:rsid="028b168c" style:font-style-asian="italic" style:font-style-complex="italic"/>
    </style:style>
    <style:style style:name="T25" style:family="text">
      <style:text-properties fo:font-style="italic" officeooo:rsid="0291b3ef" style:font-style-asian="italic" style:font-style-complex="italic"/>
    </style:style>
    <style:style style:name="T26" style:family="text">
      <style:text-properties fo:font-style="italic" officeooo:rsid="0dd83591" style:font-style-asian="italic" style:font-style-complex="italic"/>
    </style:style>
    <style:style style:name="T27" style:family="text">
      <style:text-properties fo:font-style="italic" officeooo:rsid="02f842e5" style:font-style-asian="italic" style:font-style-complex="italic"/>
    </style:style>
    <style:style style:name="T28" style:family="text">
      <style:text-properties fo:font-style="italic" officeooo:rsid="0c51d3fd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2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3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27a31ad" style:font-weight-asian="normal" style:font-weight-complex="normal"/>
    </style:style>
    <style:style style:name="T39" style:family="text">
      <style:text-properties fo:font-weight="normal" officeooo:rsid="077070cb" style:font-weight-asian="normal" style:font-weight-complex="normal"/>
    </style:style>
    <style:style style:name="T40" style:family="text">
      <style:text-properties fo:font-weight="normal" officeooo:rsid="07fceba0" style:font-weight-asian="normal" style:font-weight-complex="normal"/>
    </style:style>
    <style:style style:name="T41" style:family="text">
      <style:text-properties fo:font-weight="normal" officeooo:rsid="06d76c3a" style:font-weight-asian="normal" style:font-weight-complex="normal"/>
    </style:style>
    <style:style style:name="T42" style:family="text">
      <style:text-properties fo:font-weight="normal" officeooo:rsid="0ae42245" style:font-weight-asian="normal" style:font-weight-complex="normal"/>
    </style:style>
    <style:style style:name="T43" style:family="text">
      <style:text-properties fo:font-weight="normal" officeooo:rsid="078a4f7f" style:font-weight-asian="normal" style:font-weight-complex="normal"/>
    </style:style>
    <style:style style:name="T44" style:family="text">
      <style:text-properties fo:font-weight="normal" officeooo:rsid="09376041" style:font-weight-asian="normal" style:font-weight-complex="normal"/>
    </style:style>
    <style:style style:name="T45" style:family="text">
      <style:text-properties fo:font-weight="normal" officeooo:rsid="076cbfaa" style:font-weight-asian="normal" style:font-weight-complex="normal"/>
    </style:style>
    <style:style style:name="T46" style:family="text">
      <style:text-properties fo:font-weight="normal" officeooo:rsid="0771f9c5" style:font-weight-asian="normal" style:font-weight-complex="normal"/>
    </style:style>
    <style:style style:name="T47" style:family="text">
      <style:text-properties fo:font-weight="normal" officeooo:rsid="082aad2e" style:font-weight-asian="normal" style:font-weight-complex="normal"/>
    </style:style>
    <style:style style:name="T48" style:family="text">
      <style:text-properties fo:font-weight="normal" officeooo:rsid="0b51e14d" style:font-weight-asian="normal" style:font-weight-complex="normal"/>
    </style:style>
    <style:style style:name="T49" style:family="text">
      <style:text-properties fo:font-weight="normal" officeooo:rsid="0b50ebe3" style:font-weight-asian="normal" style:font-weight-complex="normal"/>
    </style:style>
    <style:style style:name="T50" style:family="text">
      <style:text-properties fo:font-weight="normal" officeooo:rsid="0b8a45cf" style:font-weight-asian="normal" style:font-weight-complex="normal"/>
    </style:style>
    <style:style style:name="T51" style:family="text">
      <style:text-properties fo:font-weight="normal" officeooo:rsid="0b8beb29" style:font-weight-asian="normal" style:font-weight-complex="normal"/>
    </style:style>
    <style:style style:name="T52" style:family="text">
      <style:text-properties fo:font-weight="normal" officeooo:rsid="0b8e806c" style:font-weight-asian="normal" style:font-weight-complex="normal"/>
    </style:style>
    <style:style style:name="T53" style:family="text">
      <style:text-properties fo:font-weight="normal" officeooo:rsid="0b8f9dca" style:font-weight-asian="normal" style:font-weight-complex="normal"/>
    </style:style>
    <style:style style:name="T54" style:family="text">
      <style:text-properties fo:font-weight="normal" officeooo:rsid="0b91232f" style:font-weight-asian="normal" style:font-weight-complex="normal"/>
    </style:style>
    <style:style style:name="T55" style:family="text">
      <style:text-properties fo:font-weight="normal" officeooo:rsid="0b931332" style:font-weight-asian="normal" style:font-weight-complex="normal"/>
    </style:style>
    <style:style style:name="T56" style:family="text">
      <style:text-properties fo:font-weight="normal" officeooo:rsid="0b9a03c2" style:font-weight-asian="normal" style:font-weight-complex="normal"/>
    </style:style>
    <style:style style:name="T57" style:family="text">
      <style:text-properties fo:font-weight="normal" officeooo:rsid="0b9b04cb" style:font-weight-asian="normal" style:font-weight-complex="normal"/>
    </style:style>
    <style:style style:name="T58" style:family="text">
      <style:text-properties fo:font-weight="normal" officeooo:rsid="0bc23b67" style:font-weight-asian="normal" style:font-weight-complex="normal"/>
    </style:style>
    <style:style style:name="T59" style:family="text">
      <style:text-properties fo:font-weight="normal" officeooo:rsid="098819c9" style:font-weight-asian="normal" style:font-weight-complex="normal"/>
    </style:style>
    <style:style style:name="T60" style:family="text">
      <style:text-properties fo:font-weight="normal" officeooo:rsid="08235ec5" style:font-weight-asian="normal" style:font-weight-complex="normal"/>
    </style:style>
    <style:style style:name="T61" style:family="text">
      <style:text-properties fo:font-weight="normal" officeooo:rsid="0be9f343" style:font-weight-asian="normal" style:font-weight-complex="normal"/>
    </style:style>
    <style:style style:name="T62" style:family="text">
      <style:text-properties fo:font-weight="normal" officeooo:rsid="0beb0271" style:font-weight-asian="normal" style:font-weight-complex="normal"/>
    </style:style>
    <style:style style:name="T63" style:family="text">
      <style:text-properties fo:font-weight="normal" officeooo:rsid="0bec1481" style:font-weight-asian="normal" style:font-weight-complex="normal"/>
    </style:style>
    <style:style style:name="T64" style:family="text">
      <style:text-properties fo:font-weight="normal" officeooo:rsid="0bec65be" style:font-weight-asian="normal" style:font-weight-complex="normal"/>
    </style:style>
    <style:style style:name="T65" style:family="text">
      <style:text-properties fo:font-weight="normal" officeooo:rsid="0bed82a4" style:font-weight-asian="normal" style:font-weight-complex="normal"/>
    </style:style>
    <style:style style:name="T66" style:family="text">
      <style:text-properties fo:font-weight="normal" officeooo:rsid="0c0a21c0" style:font-weight-asian="normal" style:font-weight-complex="normal"/>
    </style:style>
    <style:style style:name="T67" style:family="text">
      <style:text-properties fo:font-weight="normal" officeooo:rsid="0c0b8020" style:font-weight-asian="normal" style:font-weight-complex="normal"/>
    </style:style>
    <style:style style:name="T68" style:family="text">
      <style:text-properties fo:font-weight="normal" officeooo:rsid="0c0e8d81" style:font-weight-asian="normal" style:font-weight-complex="normal"/>
    </style:style>
    <style:style style:name="T69" style:family="text">
      <style:text-properties fo:font-weight="normal" officeooo:rsid="0c101487" style:font-weight-asian="normal" style:font-weight-complex="normal"/>
    </style:style>
    <style:style style:name="T70" style:family="text">
      <style:text-properties fo:font-weight="normal" officeooo:rsid="0c24bbcc" style:font-weight-asian="normal" style:font-weight-complex="normal"/>
    </style:style>
    <style:style style:name="T71" style:family="text">
      <style:text-properties fo:font-weight="normal" officeooo:rsid="0c250b37" style:font-weight-asian="normal" style:font-weight-complex="normal"/>
    </style:style>
    <style:style style:name="T72" style:family="text">
      <style:text-properties fo:font-weight="normal" officeooo:rsid="0c4f07c7" style:font-weight-asian="normal" style:font-weight-complex="normal"/>
    </style:style>
    <style:style style:name="T73" style:family="text">
      <style:text-properties fo:font-weight="normal" officeooo:rsid="0c51f4f3" style:font-weight-asian="normal" style:font-weight-complex="normal"/>
    </style:style>
    <style:style style:name="T74" style:family="text">
      <style:text-properties fo:font-weight="normal" officeooo:rsid="0c7e4450" style:font-weight-asian="normal" style:font-weight-complex="normal"/>
    </style:style>
    <style:style style:name="T75" style:family="text">
      <style:text-properties fo:font-weight="normal" officeooo:rsid="0c8bb460" style:font-weight-asian="normal" style:font-weight-complex="normal"/>
    </style:style>
    <style:style style:name="T76" style:family="text">
      <style:text-properties fo:font-weight="normal" officeooo:rsid="0c8c29bd" style:font-weight-asian="normal" style:font-weight-complex="normal"/>
    </style:style>
    <style:style style:name="T77" style:family="text">
      <style:text-properties fo:font-weight="normal" officeooo:rsid="0c8c29fb" style:font-weight-asian="normal" style:font-weight-complex="normal"/>
    </style:style>
    <style:style style:name="T78" style:family="text">
      <style:text-properties fo:font-weight="normal" officeooo:rsid="0c90a8d3" style:font-weight-asian="normal" style:font-weight-complex="normal"/>
    </style:style>
    <style:style style:name="T79" style:family="text">
      <style:text-properties fo:font-weight="normal" officeooo:rsid="0cbdea33" style:font-weight-asian="normal" style:font-weight-complex="normal"/>
    </style:style>
    <style:style style:name="T80" style:family="text">
      <style:text-properties fo:font-weight="normal" officeooo:rsid="0cbe83bf" style:font-weight-asian="normal" style:font-weight-complex="normal"/>
    </style:style>
    <style:style style:name="T81" style:family="text">
      <style:text-properties fo:font-weight="normal" officeooo:rsid="0cbe8fa9" style:font-weight-asian="normal" style:font-weight-complex="normal"/>
    </style:style>
    <style:style style:name="T82" style:family="text">
      <style:text-properties fo:font-weight="normal" officeooo:rsid="0cd501ec" style:font-weight-asian="normal" style:font-weight-complex="normal"/>
    </style:style>
    <style:style style:name="T83" style:family="text">
      <style:text-properties fo:font-weight="normal" officeooo:rsid="0cd700b9" style:font-weight-asian="normal" style:font-weight-complex="normal"/>
    </style:style>
    <style:style style:name="T84" style:family="text">
      <style:text-properties fo:font-weight="normal" officeooo:rsid="0cd8fd1d" style:font-weight-asian="normal" style:font-weight-complex="normal"/>
    </style:style>
    <style:style style:name="T85" style:family="text">
      <style:text-properties fo:font-weight="normal" officeooo:rsid="0cd91049" style:font-weight-asian="normal" style:font-weight-complex="normal"/>
    </style:style>
    <style:style style:name="T86" style:family="text">
      <style:text-properties fo:font-weight="normal" officeooo:rsid="0ce6b0f1" style:font-weight-asian="normal" style:font-weight-complex="normal"/>
    </style:style>
    <style:style style:name="T87" style:family="text">
      <style:text-properties fo:font-weight="normal" officeooo:rsid="0cffda93" style:font-weight-asian="normal" style:font-weight-complex="normal"/>
    </style:style>
    <style:style style:name="T88" style:family="text">
      <style:text-properties fo:font-weight="normal" officeooo:rsid="0d001b55" style:font-weight-asian="normal" style:font-weight-complex="normal"/>
    </style:style>
    <style:style style:name="T89" style:family="text">
      <style:text-properties fo:font-weight="normal" officeooo:rsid="0d02b9da" style:font-weight-asian="normal" style:font-weight-complex="normal"/>
    </style:style>
    <style:style style:name="T90" style:family="text">
      <style:text-properties fo:font-weight="normal" officeooo:rsid="0d02cda6" style:font-weight-asian="normal" style:font-weight-complex="normal"/>
    </style:style>
    <style:style style:name="T91" style:family="text">
      <style:text-properties fo:font-weight="normal" officeooo:rsid="0d182812" style:font-weight-asian="normal" style:font-weight-complex="normal"/>
    </style:style>
    <style:style style:name="T92" style:family="text">
      <style:text-properties fo:font-weight="normal" officeooo:rsid="0d30fb35" style:font-weight-asian="normal" style:font-weight-complex="normal"/>
    </style:style>
    <style:style style:name="T93" style:family="text">
      <style:text-properties fo:font-weight="normal" officeooo:rsid="0d31e4e8" style:font-weight-asian="normal" style:font-weight-complex="normal"/>
    </style:style>
    <style:style style:name="T94" style:family="text">
      <style:text-properties fo:font-weight="normal" officeooo:rsid="0d41fb13" style:font-weight-asian="normal" style:font-weight-complex="normal"/>
    </style:style>
    <style:style style:name="T95" style:family="text">
      <style:text-properties fo:font-weight="normal" officeooo:rsid="0d446fdf" style:font-weight-asian="normal" style:font-weight-complex="normal"/>
    </style:style>
    <style:style style:name="T96" style:family="text">
      <style:text-properties fo:font-weight="normal" officeooo:rsid="0d4583f3" style:font-weight-asian="normal" style:font-weight-complex="normal"/>
    </style:style>
    <style:style style:name="T97" style:family="text">
      <style:text-properties fo:font-weight="normal" officeooo:rsid="0d470855" style:font-weight-asian="normal" style:font-weight-complex="normal"/>
    </style:style>
    <style:style style:name="T98" style:family="text">
      <style:text-properties fo:font-weight="normal" officeooo:rsid="0d4a38fd" style:font-weight-asian="normal" style:font-weight-complex="normal"/>
    </style:style>
    <style:style style:name="T99" style:family="text">
      <style:text-properties fo:font-weight="normal" officeooo:rsid="0d4dca26" style:font-weight-asian="normal" style:font-weight-complex="normal"/>
    </style:style>
    <style:style style:name="T100" style:family="text">
      <style:text-properties fo:font-weight="normal" officeooo:rsid="0d4f161d" style:font-weight-asian="normal" style:font-weight-complex="normal"/>
    </style:style>
    <style:style style:name="T101" style:family="text">
      <style:text-properties fo:font-weight="normal" officeooo:rsid="0d581406" style:font-weight-asian="normal" style:font-weight-complex="normal"/>
    </style:style>
    <style:style style:name="T102" style:family="text">
      <style:text-properties fo:font-weight="normal" officeooo:rsid="0d5a13d6" style:font-weight-asian="normal" style:font-weight-complex="normal"/>
    </style:style>
    <style:style style:name="T103" style:family="text">
      <style:text-properties fo:font-weight="normal" officeooo:rsid="0d8543fe" style:font-weight-asian="normal" style:font-weight-complex="normal"/>
    </style:style>
    <style:style style:name="T104" style:family="text">
      <style:text-properties fo:font-weight="normal" officeooo:rsid="0d9171ab" style:font-weight-asian="normal" style:font-weight-complex="normal"/>
    </style:style>
    <style:style style:name="T105" style:family="text">
      <style:text-properties fo:font-weight="normal" officeooo:rsid="0dd1d844" style:font-weight-asian="normal" style:font-weight-complex="normal"/>
    </style:style>
    <style:style style:name="T106" style:family="text">
      <style:text-properties fo:font-weight="normal" officeooo:rsid="0dd83591" style:font-weight-asian="normal" style:font-weight-complex="normal"/>
    </style:style>
    <style:style style:name="T107" style:family="text">
      <style:text-properties fo:font-weight="normal" officeooo:rsid="0df51139" style:font-weight-asian="normal" style:font-weight-complex="normal"/>
    </style:style>
    <style:style style:name="T108" style:family="text">
      <style:text-properties fo:font-weight="normal" officeooo:rsid="0e053d55" style:font-weight-asian="normal" style:font-weight-complex="normal"/>
    </style:style>
    <style:style style:name="T109" style:family="text">
      <style:text-properties fo:font-weight="normal" officeooo:rsid="0e334599" style:font-weight-asian="normal" style:font-weight-complex="normal"/>
    </style:style>
    <style:style style:name="T110" style:family="text">
      <style:text-properties fo:font-weight="normal" officeooo:rsid="0e3461c7" style:font-weight-asian="normal" style:font-weight-complex="normal"/>
    </style:style>
    <style:style style:name="T111" style:family="text">
      <style:text-properties fo:font-weight="normal" officeooo:rsid="0e35db26" style:font-weight-asian="normal" style:font-weight-complex="normal"/>
    </style:style>
    <style:style style:name="T112" style:family="text">
      <style:text-properties fo:font-weight="normal" officeooo:rsid="0e37f923" style:font-weight-asian="normal" style:font-weight-complex="normal"/>
    </style:style>
    <style:style style:name="T113" style:family="text">
      <style:text-properties fo:font-weight="normal" officeooo:rsid="0e38f21e" style:font-weight-asian="normal" style:font-weight-complex="normal"/>
    </style:style>
    <style:style style:name="T114" style:family="text">
      <style:text-properties fo:font-weight="normal" officeooo:rsid="0e3c7ad2" style:font-weight-asian="normal" style:font-weight-complex="normal"/>
    </style:style>
    <style:style style:name="T115" style:family="text">
      <style:text-properties fo:font-weight="normal" officeooo:rsid="0e3efb2b" style:font-weight-asian="normal" style:font-weight-complex="normal"/>
    </style:style>
    <style:style style:name="T116" style:family="text">
      <style:text-properties fo:font-weight="normal" officeooo:rsid="0e42ad18" style:font-weight-asian="normal" style:font-weight-complex="normal"/>
    </style:style>
    <style:style style:name="T117" style:family="text">
      <style:text-properties fo:font-weight="normal" officeooo:rsid="0e431e8f" style:font-weight-asian="normal" style:font-weight-complex="normal"/>
    </style:style>
    <style:style style:name="T118" style:family="text">
      <style:text-properties fo:font-weight="normal" officeooo:rsid="0e5f1324" style:font-weight-asian="normal" style:font-weight-complex="normal"/>
    </style:style>
    <style:style style:name="T119" style:family="text">
      <style:text-properties fo:font-weight="normal" officeooo:rsid="0e76199e" style:font-weight-asian="normal" style:font-weight-complex="normal"/>
    </style:style>
    <style:style style:name="T120" style:family="text">
      <style:text-properties fo:font-weight="normal" officeooo:rsid="0e783b37" style:font-weight-asian="normal" style:font-weight-complex="normal"/>
    </style:style>
    <style:style style:name="T121" style:family="text">
      <style:text-properties fo:font-weight="normal" officeooo:rsid="0e794ccd" style:font-weight-asian="normal" style:font-weight-complex="normal"/>
    </style:style>
    <style:style style:name="T122" style:family="text">
      <style:text-properties fo:font-weight="normal" officeooo:rsid="0e852fa0" style:font-weight-asian="normal" style:font-weight-complex="normal"/>
    </style:style>
    <style:style style:name="T123" style:family="text">
      <style:text-properties fo:font-weight="normal" officeooo:rsid="0e86ef7f" style:font-weight-asian="normal" style:font-weight-complex="normal"/>
    </style:style>
    <style:style style:name="T124" style:family="text">
      <style:text-properties fo:font-weight="normal" officeooo:rsid="0e878ca9" style:font-weight-asian="normal" style:font-weight-complex="normal"/>
    </style:style>
    <style:style style:name="T125" style:family="text">
      <style:text-properties fo:font-weight="normal" officeooo:rsid="0e885eae" style:font-weight-asian="normal" style:font-weight-complex="normal"/>
    </style:style>
    <style:style style:name="T126" style:family="text">
      <style:text-properties fo:font-weight="normal" officeooo:rsid="0e8aa257" style:font-weight-asian="normal" style:font-weight-complex="normal"/>
    </style:style>
    <style:style style:name="T127" style:family="text">
      <style:text-properties fo:font-weight="normal" officeooo:rsid="0e8ac9c9" style:font-weight-asian="normal" style:font-weight-complex="normal"/>
    </style:style>
    <style:style style:name="T128" style:family="text">
      <style:text-properties fo:font-weight="normal" officeooo:rsid="0e8b9fce" style:font-weight-asian="normal" style:font-weight-complex="normal"/>
    </style:style>
    <style:style style:name="T129" style:family="text">
      <style:text-properties fo:font-weight="normal" officeooo:rsid="0e8ce19d" style:font-weight-asian="normal" style:font-weight-complex="normal"/>
    </style:style>
    <style:style style:name="T130" style:family="text">
      <style:text-properties fo:font-weight="normal" officeooo:rsid="0e8ea515" style:font-weight-asian="normal" style:font-weight-complex="normal"/>
    </style:style>
    <style:style style:name="T131" style:family="text">
      <style:text-properties fo:font-weight="normal" officeooo:rsid="0e90d190" style:font-weight-asian="normal" style:font-weight-complex="normal"/>
    </style:style>
    <style:style style:name="T132" style:family="text">
      <style:text-properties fo:font-weight="normal" officeooo:rsid="0e933086" style:font-weight-asian="normal" style:font-weight-complex="normal"/>
    </style:style>
    <style:style style:name="T133" style:family="text">
      <style:text-properties fo:font-weight="normal" officeooo:rsid="0e93325d" style:font-weight-asian="normal" style:font-weight-complex="normal"/>
    </style:style>
    <style:style style:name="T134" style:family="text">
      <style:text-properties fo:font-weight="normal" officeooo:rsid="0f1d41b7" style:font-weight-asian="normal" style:font-weight-complex="normal"/>
    </style:style>
    <style:style style:name="T135" style:family="text">
      <style:text-properties fo:font-weight="normal" officeooo:rsid="0f1e09a2" style:font-weight-asian="normal" style:font-weight-complex="normal"/>
    </style:style>
    <style:style style:name="T136" style:family="text">
      <style:text-properties fo:font-weight="normal" officeooo:rsid="0f244799" style:font-weight-asian="normal" style:font-weight-complex="normal"/>
    </style:style>
    <style:style style:name="T137" style:family="text">
      <style:text-properties fo:font-weight="normal" officeooo:rsid="0f287035" style:font-weight-asian="normal" style:font-weight-complex="normal"/>
    </style:style>
    <style:style style:name="T138" style:family="text">
      <style:text-properties fo:font-weight="normal" officeooo:rsid="0853aa48" style:font-weight-asian="normal" style:font-weight-complex="normal"/>
    </style:style>
    <style:style style:name="T139" style:family="text">
      <style:text-properties fo:font-weight="normal" officeooo:rsid="0c7a40c1" style:font-weight-asian="normal" style:font-weight-complex="normal"/>
    </style:style>
    <style:style style:name="T140" style:family="text">
      <style:text-properties fo:font-weight="normal" officeooo:rsid="0e5fd464" style:font-weight-asian="normal" style:font-weight-complex="normal"/>
    </style:style>
    <style:style style:name="T141" style:family="text">
      <style:text-properties fo:font-weight="normal" officeooo:rsid="0716bceb" style:font-weight-asian="normal" style:font-weight-complex="normal"/>
    </style:style>
    <style:style style:name="T142" style:family="text">
      <style:text-properties fo:font-weight="normal" officeooo:rsid="0a1f69e9" style:font-weight-asian="normal" style:font-weight-complex="normal"/>
    </style:style>
    <style:style style:name="T143" style:family="text">
      <style:text-properties fo:font-weight="normal" officeooo:rsid="0858d545" style:font-weight-asian="normal" style:font-weight-complex="normal"/>
    </style:style>
    <style:style style:name="T144" style:family="text">
      <style:text-properties fo:font-weight="normal" officeooo:rsid="0c95418f" style:font-weight-asian="normal" style:font-weight-complex="normal"/>
    </style:style>
    <style:style style:name="T145" style:family="text">
      <style:text-properties fo:font-weight="normal" officeooo:rsid="0859d664" style:font-weight-asian="normal" style:font-weight-complex="normal"/>
    </style:style>
    <style:style style:name="T146" style:family="text">
      <style:text-properties fo:font-weight="normal" officeooo:rsid="08568432" style:font-weight-asian="normal" style:font-weight-complex="normal"/>
    </style:style>
    <style:style style:name="T147" style:family="text">
      <style:text-properties fo:font-weight="normal" officeooo:rsid="085af688" style:font-weight-asian="normal" style:font-weight-complex="normal"/>
    </style:style>
    <style:style style:name="T148" style:family="text">
      <style:text-properties fo:font-weight="normal" officeooo:rsid="0c7bbcea" style:font-weight-asian="normal" style:font-weight-complex="normal"/>
    </style:style>
    <style:style style:name="T149" style:family="text">
      <style:text-properties fo:font-weight="normal" officeooo:rsid="0f4ca285" style:font-weight-asian="normal" style:font-weight-complex="normal"/>
    </style:style>
    <style:style style:name="T150" style:family="text">
      <style:text-properties fo:font-weight="normal" officeooo:rsid="0f4dfd06" style:font-weight-asian="normal" style:font-weight-complex="normal"/>
    </style:style>
    <style:style style:name="T151" style:family="text">
      <style:text-properties fo:font-weight="normal" officeooo:rsid="0f4e39bc" style:font-weight-asian="normal" style:font-weight-complex="normal"/>
    </style:style>
    <style:style style:name="T152" style:family="text">
      <style:text-properties fo:font-weight="normal" officeooo:rsid="0f8340c4" style:font-weight-asian="normal" style:font-weight-complex="normal"/>
    </style:style>
    <style:style style:name="T153" style:family="text">
      <style:text-properties fo:font-weight="normal" officeooo:rsid="0f89a064" style:font-weight-asian="normal" style:font-weight-complex="normal"/>
    </style:style>
    <style:style style:name="T154" style:family="text">
      <style:text-properties fo:font-weight="normal" officeooo:rsid="0fc70dff" style:font-weight-asian="normal" style:font-weight-complex="normal"/>
    </style:style>
    <style:style style:name="T155" style:family="text">
      <style:text-properties fo:font-weight="normal" officeooo:rsid="0ff20b0d" style:font-weight-asian="normal" style:font-weight-complex="normal"/>
    </style:style>
    <style:style style:name="T156" style:family="text">
      <style:text-properties fo:font-weight="normal" officeooo:rsid="0ff479ea" style:font-weight-asian="normal" style:font-weight-complex="normal"/>
    </style:style>
    <style:style style:name="T157" style:family="text">
      <style:text-properties fo:font-weight="normal" officeooo:rsid="0ff65d74" style:font-weight-asian="normal" style:font-weight-complex="normal"/>
    </style:style>
    <style:style style:name="T158" style:family="text">
      <style:text-properties fo:font-weight="normal" officeooo:rsid="0ff971bd" style:font-weight-asian="normal" style:font-weight-complex="normal"/>
    </style:style>
    <style:style style:name="T159" style:family="text">
      <style:text-properties fo:font-weight="normal" officeooo:rsid="0ffa0876" style:font-weight-asian="normal" style:font-weight-complex="normal"/>
    </style:style>
    <style:style style:name="T160" style:family="text">
      <style:text-properties fo:font-weight="normal" officeooo:rsid="0ffac496" style:font-weight-asian="normal" style:font-weight-complex="normal"/>
    </style:style>
    <style:style style:name="T161" style:family="text">
      <style:text-properties fo:font-weight="normal" officeooo:rsid="070693ee" style:font-weight-asian="normal" style:font-weight-complex="normal"/>
    </style:style>
    <style:style style:name="T162" style:family="text">
      <style:text-properties fo:font-weight="normal" officeooo:rsid="1087afe8" style:font-weight-asian="normal" style:font-weight-complex="normal"/>
    </style:style>
    <style:style style:name="T163" style:family="text">
      <style:text-properties fo:font-weight="normal" officeooo:rsid="10908352" style:font-weight-asian="normal" style:font-weight-complex="normal"/>
    </style:style>
    <style:style style:name="T164" style:family="text">
      <style:text-properties fo:font-weight="normal" officeooo:rsid="1127180b" style:font-weight-asian="normal" style:font-weight-complex="normal"/>
    </style:style>
    <style:style style:name="T165" style:family="text">
      <style:text-properties fo:font-weight="normal" officeooo:rsid="1127ddf8" style:font-weight-asian="normal" style:font-weight-complex="normal"/>
    </style:style>
    <style:style style:name="T166" style:family="text">
      <style:text-properties fo:font-weight="normal" officeooo:rsid="1129fac5" style:font-weight-asian="normal" style:font-weight-complex="normal"/>
    </style:style>
    <style:style style:name="T167" style:family="text">
      <style:text-properties fo:font-weight="normal" officeooo:rsid="02f842e5" style:font-weight-asian="normal" style:font-weight-complex="normal"/>
    </style:style>
    <style:style style:name="T168" style:family="text">
      <style:text-properties fo:font-weight="normal" officeooo:rsid="0237dc93" style:font-weight-asian="normal" style:font-weight-complex="normal"/>
    </style:style>
    <style:style style:name="T169" style:family="text">
      <style:text-properties fo:font-weight="normal" officeooo:rsid="0acae6d2" style:font-weight-asian="normal" style:font-weight-complex="normal"/>
    </style:style>
    <style:style style:name="T170" style:family="text">
      <style:text-properties fo:font-weight="normal" officeooo:rsid="0d756b32" style:font-weight-asian="normal" style:font-weight-complex="normal"/>
    </style:style>
    <style:style style:name="T171" style:family="text">
      <style:text-properties fo:font-weight="normal" officeooo:rsid="02f68621" style:font-weight-asian="normal" style:font-weight-complex="normal"/>
    </style:style>
    <style:style style:name="T172" style:family="text">
      <style:text-properties fo:font-weight="normal" officeooo:rsid="025497f3" style:font-weight-asian="normal" style:font-weight-complex="normal"/>
    </style:style>
    <style:style style:name="T173" style:family="text">
      <style:text-properties fo:font-weight="normal" officeooo:rsid="0acc4aec" style:font-weight-asian="normal" style:font-weight-complex="normal"/>
    </style:style>
    <style:style style:name="T174" style:family="text">
      <style:text-properties fo:font-weight="normal" officeooo:rsid="0ace9381" style:font-weight-asian="normal" style:font-weight-complex="normal"/>
    </style:style>
    <style:style style:name="T175" style:family="text">
      <style:text-properties fo:font-weight="normal" officeooo:rsid="0acdd45c" style:font-weight-asian="normal" style:font-weight-complex="normal"/>
    </style:style>
    <style:style style:name="T176" style:family="text">
      <style:text-properties fo:font-weight="normal" officeooo:rsid="0acff9dd" style:font-weight-asian="normal" style:font-weight-complex="normal"/>
    </style:style>
    <style:style style:name="T177" style:family="text">
      <style:text-properties fo:font-weight="normal" officeooo:rsid="1160d1ea" style:font-weight-asian="normal" style:font-weight-complex="normal"/>
    </style:style>
    <style:style style:name="T178" style:family="text">
      <style:text-properties fo:font-weight="normal" officeooo:rsid="11676f64" style:font-weight-asian="normal" style:font-weight-complex="normal"/>
    </style:style>
    <style:style style:name="T179" style:family="text">
      <style:text-properties fo:font-weight="normal" officeooo:rsid="1168910a" style:font-weight-asian="normal" style:font-weight-complex="normal"/>
    </style:style>
    <style:style style:name="T180" style:family="text">
      <style:text-properties fo:font-weight="normal" officeooo:rsid="0ecc27a1" style:font-weight-asian="normal" style:font-weight-complex="normal"/>
    </style:style>
    <style:style style:name="T181" style:family="text">
      <style:text-properties fo:font-weight="normal" officeooo:rsid="10714aef" style:font-weight-asian="normal" style:font-weight-complex="normal"/>
    </style:style>
    <style:style style:name="T182" style:family="text">
      <style:text-properties fo:font-weight="normal" officeooo:rsid="10ed466a" style:font-weight-asian="normal" style:font-weight-complex="normal"/>
    </style:style>
    <style:style style:name="T183" style:family="text">
      <style:text-properties fo:font-weight="normal" officeooo:rsid="10ee2afd" style:font-weight-asian="normal" style:font-weight-complex="normal"/>
    </style:style>
    <style:style style:name="T184" style:family="text">
      <style:text-properties fo:font-weight="normal" officeooo:rsid="0ed2c892" style:font-weight-asian="normal" style:font-weight-complex="normal"/>
    </style:style>
    <style:style style:name="T185" style:family="text">
      <style:text-properties fo:font-weight="normal" officeooo:rsid="0ed7542d" style:font-weight-asian="normal" style:font-weight-complex="normal"/>
    </style:style>
    <style:style style:name="T186" style:family="text">
      <style:text-properties fo:font-weight="normal" officeooo:rsid="0ed7c409" style:font-weight-asian="normal" style:font-weight-complex="normal"/>
    </style:style>
    <style:style style:name="T187" style:family="text">
      <style:text-properties fo:font-weight="normal" officeooo:rsid="0eddd76e" style:font-weight-asian="normal" style:font-weight-complex="normal"/>
    </style:style>
    <style:style style:name="T188" style:family="text">
      <style:text-properties fo:font-weight="normal" officeooo:rsid="1179c035" style:font-weight-asian="normal" style:font-weight-complex="normal"/>
    </style:style>
    <style:style style:name="T189" style:family="text">
      <style:text-properties fo:font-weight="normal" officeooo:rsid="117bd33a" style:font-weight-asian="normal" style:font-weight-complex="normal"/>
    </style:style>
    <style:style style:name="T190" style:family="text">
      <style:text-properties fo:font-weight="normal" officeooo:rsid="117dc8bf" style:font-weight-asian="normal" style:font-weight-complex="normal"/>
    </style:style>
    <style:style style:name="T191" style:family="text">
      <style:text-properties fo:font-weight="normal" officeooo:rsid="117ff855" style:font-weight-asian="normal" style:font-weight-complex="normal"/>
    </style:style>
    <style:style style:name="T192" style:family="text">
      <style:text-properties fo:font-weight="normal" officeooo:rsid="118183bf" style:font-weight-asian="normal" style:font-weight-complex="normal"/>
    </style:style>
    <style:style style:name="T193" style:family="text">
      <style:text-properties fo:font-weight="normal" officeooo:rsid="118af9c5" style:font-weight-asian="normal" style:font-weight-complex="normal"/>
    </style:style>
    <style:style style:name="T194" style:family="text">
      <style:text-properties fo:font-weight="normal" officeooo:rsid="11996d37" style:font-weight-asian="normal" style:font-weight-complex="normal"/>
    </style:style>
    <style:style style:name="T195" style:family="text">
      <style:text-properties fo:font-weight="normal" officeooo:rsid="11a2ba0a" style:font-weight-asian="normal" style:font-weight-complex="normal"/>
    </style:style>
    <style:style style:name="T196" style:family="text">
      <style:text-properties fo:font-weight="normal" officeooo:rsid="11a2dae4" style:font-weight-asian="normal" style:font-weight-complex="normal"/>
    </style:style>
    <style:style style:name="T197" style:family="text">
      <style:text-properties fo:font-weight="normal" officeooo:rsid="11a8a5fd" style:font-weight-asian="normal" style:font-weight-complex="normal"/>
    </style:style>
    <style:style style:name="T198" style:family="text">
      <style:text-properties fo:font-weight="normal" officeooo:rsid="12094399" style:font-weight-asian="normal" style:font-weight-complex="normal"/>
    </style:style>
    <style:style style:name="T199" style:family="text">
      <style:text-properties fo:font-weight="normal" officeooo:rsid="120b6607" style:font-weight-asian="normal" style:font-weight-complex="normal"/>
    </style:style>
    <style:style style:name="T200" style:family="text">
      <style:text-properties fo:font-weight="normal" officeooo:rsid="122b251d" style:font-weight-asian="normal" style:font-weight-complex="normal"/>
    </style:style>
    <style:style style:name="T201" style:family="text">
      <style:text-properties fo:font-weight="normal" officeooo:rsid="0f040072" style:font-weight-asian="normal" style:font-weight-complex="normal"/>
    </style:style>
    <style:style style:name="T202" style:family="text">
      <style:text-properties fo:font-weight="normal" officeooo:rsid="1218d192" style:font-weight-asian="normal" style:font-weight-complex="normal"/>
    </style:style>
    <style:style style:name="T203" style:family="text">
      <style:text-properties fo:font-weight="normal" officeooo:rsid="0f198ee9" style:font-weight-asian="normal" style:font-weight-complex="normal"/>
    </style:style>
    <style:style style:name="T204" style:family="text">
      <style:text-properties fo:font-weight="normal" officeooo:rsid="1223b22c" style:font-weight-asian="normal" style:font-weight-complex="normal"/>
    </style:style>
    <style:style style:name="T205" style:family="text">
      <style:text-properties fo:font-weight="normal" officeooo:rsid="121a948c" style:font-weight-asian="normal" style:font-weight-complex="normal"/>
    </style:style>
    <style:style style:name="T206" style:family="text">
      <style:text-properties fo:font-weight="normal" officeooo:rsid="10c87cd2" style:font-weight-asian="normal" style:font-weight-complex="normal"/>
    </style:style>
    <style:style style:name="T207" style:family="text">
      <style:text-properties fo:font-weight="normal" officeooo:rsid="121c77c3" style:font-weight-asian="normal" style:font-weight-complex="normal"/>
    </style:style>
    <style:style style:name="T208" style:family="text">
      <style:text-properties fo:font-weight="normal" officeooo:rsid="103b41df" style:font-weight-asian="normal" style:font-weight-complex="normal"/>
    </style:style>
    <style:style style:name="T209" style:family="text">
      <style:text-properties fo:font-weight="normal" officeooo:rsid="121c97ff" style:font-weight-asian="normal" style:font-weight-complex="normal"/>
    </style:style>
    <style:style style:name="T210" style:family="text">
      <style:text-properties fo:font-weight="normal" officeooo:rsid="10492986" style:font-weight-asian="normal" style:font-weight-complex="normal"/>
    </style:style>
    <style:style style:name="T211" style:family="text">
      <style:text-properties fo:font-weight="normal" officeooo:rsid="11d74a93" style:font-weight-asian="normal" style:font-weight-complex="normal"/>
    </style:style>
    <style:style style:name="T212" style:family="text">
      <style:text-properties fo:font-weight="normal" officeooo:rsid="11d842ef" style:font-weight-asian="normal" style:font-weight-complex="normal"/>
    </style:style>
    <style:style style:name="T213" style:family="text">
      <style:text-properties fo:font-weight="normal" officeooo:rsid="10493ae8" style:font-weight-asian="normal" style:font-weight-complex="normal"/>
    </style:style>
    <style:style style:name="T214" style:family="text">
      <style:text-properties fo:font-weight="normal" officeooo:rsid="0f05660c" style:font-weight-asian="normal" style:font-weight-complex="normal"/>
    </style:style>
    <style:style style:name="T215" style:family="text">
      <style:text-properties fo:font-weight="normal" officeooo:rsid="10c42ae6" style:font-weight-asian="normal" style:font-weight-complex="normal"/>
    </style:style>
    <style:style style:name="T216" style:family="text">
      <style:text-properties fo:font-weight="normal" officeooo:rsid="10c4c15f" style:font-weight-asian="normal" style:font-weight-complex="normal"/>
    </style:style>
    <style:style style:name="T217" style:family="text">
      <style:text-properties fo:font-weight="normal" officeooo:rsid="10c53ef3" style:font-weight-asian="normal" style:font-weight-complex="normal"/>
    </style:style>
    <style:style style:name="T218" style:family="text">
      <style:text-properties fo:font-weight="normal" officeooo:rsid="0fa3ab90" style:font-weight-asian="normal" style:font-weight-complex="normal"/>
    </style:style>
    <style:style style:name="T219" style:family="text">
      <style:text-properties fo:font-weight="normal" officeooo:rsid="0facd356" style:font-weight-asian="normal" style:font-weight-complex="normal"/>
    </style:style>
    <style:style style:name="T220" style:family="text">
      <style:text-properties fo:font-weight="normal" officeooo:rsid="10b1d9c0" style:font-weight-asian="normal" style:font-weight-complex="normal"/>
    </style:style>
    <style:style style:name="T221" style:family="text">
      <style:text-properties fo:font-weight="normal" officeooo:rsid="121f5067" style:font-weight-asian="normal" style:font-weight-complex="normal"/>
    </style:style>
    <style:style style:name="T222" style:family="text">
      <style:text-properties fo:font-weight="normal" officeooo:rsid="1055167b" style:font-weight-asian="normal" style:font-weight-complex="normal"/>
    </style:style>
    <style:style style:name="T223" style:family="text">
      <style:text-properties fo:font-weight="normal" officeooo:rsid="12221b84" style:font-weight-asian="normal" style:font-weight-complex="normal"/>
    </style:style>
    <style:style style:name="T224" style:family="text">
      <style:text-properties fo:font-weight="normal" officeooo:rsid="11010a48" style:font-weight-asian="normal" style:font-weight-complex="normal"/>
    </style:style>
    <style:style style:name="T225" style:family="text">
      <style:text-properties fo:font-weight="normal" officeooo:rsid="10cb4b01" style:font-weight-asian="normal" style:font-weight-complex="normal"/>
    </style:style>
    <style:style style:name="T226" style:family="text">
      <style:text-properties fo:font-weight="normal" officeooo:rsid="10d0d04c" style:font-weight-asian="normal" style:font-weight-complex="normal"/>
    </style:style>
    <style:style style:name="T227" style:family="text">
      <style:text-properties fo:font-weight="normal" officeooo:rsid="0b6a5b4c" style:font-weight-asian="normal" style:font-weight-complex="normal"/>
    </style:style>
    <style:style style:name="T228" style:family="text">
      <style:text-properties fo:font-weight="normal" officeooo:rsid="0f47d742" style:font-weight-asian="normal" style:font-weight-complex="normal"/>
    </style:style>
    <style:style style:name="T229" style:family="text">
      <style:text-properties fo:font-weight="normal" officeooo:rsid="0b7c9f43" style:font-weight-asian="normal" style:font-weight-complex="normal"/>
    </style:style>
    <style:style style:name="T230" style:family="text">
      <style:text-properties fo:font-weight="normal" officeooo:rsid="0ab0d59d" style:font-weight-asian="normal" style:font-weight-complex="normal"/>
    </style:style>
    <style:style style:name="T231" style:family="text">
      <style:text-properties fo:font-weight="normal" officeooo:rsid="0f8db59d" style:font-weight-asian="normal" style:font-weight-complex="normal"/>
    </style:style>
    <style:style style:name="T232" style:family="text">
      <style:text-properties fo:font-weight="normal" officeooo:rsid="0fef04b4" style:font-weight-asian="normal" style:font-weight-complex="normal"/>
    </style:style>
    <style:style style:name="T233" style:family="text">
      <style:text-properties fo:font-weight="normal" officeooo:rsid="085bc3a8" style:font-weight-asian="normal" style:font-weight-complex="normal"/>
    </style:style>
    <style:style style:name="T234" style:family="text">
      <style:text-properties fo:font-weight="normal" officeooo:rsid="0782aa9e" style:font-weight-asian="normal" style:font-weight-complex="normal"/>
    </style:style>
    <style:style style:name="T235" style:family="text">
      <style:text-properties fo:font-weight="normal" officeooo:rsid="08238c6e" style:font-weight-asian="normal" style:font-weight-complex="normal"/>
    </style:style>
    <style:style style:name="T236" style:family="text">
      <style:text-properties fo:font-weight="normal" officeooo:rsid="085da823" style:font-weight-asian="normal" style:font-weight-complex="normal"/>
    </style:style>
    <style:style style:name="T237" style:family="text">
      <style:text-properties fo:font-weight="normal" officeooo:rsid="10a680ef" style:font-weight-asian="normal" style:font-weight-complex="normal"/>
    </style:style>
    <style:style style:name="T238" style:family="text">
      <style:text-properties fo:font-weight="normal" officeooo:rsid="0ce7dee6" style:font-weight-asian="normal" style:font-weight-complex="normal"/>
    </style:style>
    <style:style style:name="T239" style:family="text">
      <style:text-properties fo:font-weight="normal" officeooo:rsid="11b33239" style:font-weight-asian="normal" style:font-weight-complex="normal"/>
    </style:style>
    <style:style style:name="T240" style:family="text">
      <style:text-properties fo:font-weight="normal" officeooo:rsid="10a174e4" style:font-weight-asian="normal" style:font-weight-complex="normal"/>
    </style:style>
    <style:style style:name="T241" style:family="text">
      <style:text-properties fo:font-weight="normal" officeooo:rsid="10ae7790" style:font-weight-asian="normal" style:font-weight-complex="normal"/>
    </style:style>
    <style:style style:name="T242" style:family="text">
      <style:text-properties fo:font-weight="normal" officeooo:rsid="10ab4ae2" style:font-weight-asian="normal" style:font-weight-complex="normal"/>
    </style:style>
    <style:style style:name="T243" style:family="text">
      <style:text-properties fo:font-weight="normal" officeooo:rsid="12968dc0" style:font-weight-asian="normal" style:font-weight-complex="normal"/>
    </style:style>
    <style:style style:name="T244" style:family="text">
      <style:text-properties fo:font-weight="normal" officeooo:rsid="12c1b8a2" style:font-weight-asian="normal" style:font-weight-complex="normal"/>
    </style:style>
    <style:style style:name="T245" style:family="text">
      <style:text-properties fo:font-weight="normal" officeooo:rsid="12c38d37" style:font-weight-asian="normal" style:font-weight-complex="normal"/>
    </style:style>
    <style:style style:name="T246" style:family="text">
      <style:text-properties fo:font-weight="normal" officeooo:rsid="12c6b24a" style:font-weight-asian="normal" style:font-weight-complex="normal"/>
    </style:style>
    <style:style style:name="T247" style:family="text">
      <style:text-properties fo:font-weight="normal" officeooo:rsid="12c80187" style:font-weight-asian="normal" style:font-weight-complex="normal"/>
    </style:style>
    <style:style style:name="T248" style:family="text">
      <style:text-properties fo:font-weight="normal" officeooo:rsid="12c9db88" style:font-weight-asian="normal" style:font-weight-complex="normal"/>
    </style:style>
    <style:style style:name="T249" style:family="text">
      <style:text-properties fo:font-weight="normal" officeooo:rsid="12cac4e6" style:font-weight-asian="normal" style:font-weight-complex="normal"/>
    </style:style>
    <style:style style:name="T250" style:family="text">
      <style:text-properties fo:font-weight="normal" officeooo:rsid="12f7d7fe" style:font-weight-asian="normal" style:font-weight-complex="normal"/>
    </style:style>
    <style:style style:name="T251" style:family="text">
      <style:text-properties fo:font-weight="normal" officeooo:rsid="12fffffa" style:font-weight-asian="normal" style:font-weight-complex="normal"/>
    </style:style>
    <style:style style:name="T252" style:family="text">
      <style:text-properties fo:font-weight="normal" officeooo:rsid="1300d068" style:font-weight-asian="normal" style:font-weight-complex="normal"/>
    </style:style>
    <style:style style:name="T253" style:family="text">
      <style:text-properties fo:font-weight="normal" officeooo:rsid="1315a706" style:font-weight-asian="normal" style:font-weight-complex="normal"/>
    </style:style>
    <style:style style:name="T254" style:family="text">
      <style:text-properties fo:font-weight="normal" officeooo:rsid="1316a7c8" style:font-weight-asian="normal" style:font-weight-complex="normal"/>
    </style:style>
    <style:style style:name="T255" style:family="text">
      <style:text-properties fo:font-weight="normal" officeooo:rsid="1323867e" style:font-weight-asian="normal" style:font-weight-complex="normal"/>
    </style:style>
    <style:style style:name="T256" style:family="text">
      <style:text-properties fo:font-weight="normal" officeooo:rsid="13244462" style:font-weight-asian="normal" style:font-weight-complex="normal"/>
    </style:style>
    <style:style style:name="T257" style:family="text">
      <style:text-properties fo:font-weight="normal" officeooo:rsid="132543af" style:font-weight-asian="normal" style:font-weight-complex="normal"/>
    </style:style>
    <style:style style:name="T258" style:family="text">
      <style:text-properties fo:font-weight="normal" officeooo:rsid="13583f2b" style:font-weight-asian="normal" style:font-weight-complex="normal"/>
    </style:style>
    <style:style style:name="T259" style:family="text">
      <style:text-properties fo:font-weight="normal" officeooo:rsid="0f8e712c" style:font-weight-asian="normal" style:font-weight-complex="normal"/>
    </style:style>
    <style:style style:name="T260" style:family="text">
      <style:text-properties fo:font-weight="normal" officeooo:rsid="1358a889" style:font-weight-asian="normal" style:font-weight-complex="normal"/>
    </style:style>
    <style:style style:name="T261" style:family="text">
      <style:text-properties fo:font-weight="normal" officeooo:rsid="11cdb626" style:font-weight-asian="normal" style:font-weight-complex="normal"/>
    </style:style>
    <style:style style:name="T262" style:family="text">
      <style:text-properties fo:font-style="normal" style:font-style-asian="normal" style:font-style-complex="normal"/>
    </style:style>
    <style:style style:name="T263" style:family="text">
      <style:text-properties fo:font-style="normal" officeooo:rsid="027a31ad" style:font-style-asian="normal" style:font-style-complex="normal"/>
    </style:style>
    <style:style style:name="T264" style:family="text">
      <style:text-properties fo:font-style="normal" officeooo:rsid="027b4658" style:font-style-asian="normal" style:font-style-complex="normal"/>
    </style:style>
    <style:style style:name="T265" style:family="text">
      <style:text-properties fo:font-style="normal" officeooo:rsid="0291b3ef" style:font-style-asian="normal" style:font-style-complex="normal"/>
    </style:style>
    <style:style style:name="T266" style:family="text">
      <style:text-properties fo:font-style="normal" officeooo:rsid="06a0b570" style:font-style-asian="normal" style:font-style-complex="normal"/>
    </style:style>
    <style:style style:name="T267" style:family="text">
      <style:text-properties fo:font-style="normal" officeooo:rsid="06a0cdc4" style:font-style-asian="normal" style:font-style-complex="normal"/>
    </style:style>
    <style:style style:name="T268" style:family="text">
      <style:text-properties fo:font-style="normal" officeooo:rsid="06a10196" style:font-style-asian="normal" style:font-style-complex="normal"/>
    </style:style>
    <style:style style:name="T269" style:family="text">
      <style:text-properties fo:font-style="normal" officeooo:rsid="0dd83591" style:font-style-asian="normal" style:font-style-complex="normal"/>
    </style:style>
    <style:style style:name="T270" style:family="text">
      <style:text-properties fo:font-style="normal" officeooo:rsid="0760cff9" style:font-style-asian="normal" style:font-style-complex="normal"/>
    </style:style>
    <style:style style:name="T271" style:family="text">
      <style:text-properties fo:font-style="normal" officeooo:rsid="1160d1ea" style:font-style-asian="normal" style:font-style-complex="normal"/>
    </style:style>
    <style:style style:name="T272" style:family="text">
      <style:text-properties fo:font-style="normal" officeooo:rsid="11614087" style:font-style-asian="normal" style:font-style-complex="normal"/>
    </style:style>
    <style:style style:name="T273" style:family="text">
      <style:text-properties fo:font-style="normal" officeooo:rsid="0c85667e" style:font-style-asian="normal" style:font-style-complex="normal"/>
    </style:style>
    <style:style style:name="T274" style:family="text">
      <style:text-properties fo:font-style="normal" officeooo:rsid="12ab7841" style:font-style-asian="normal" style:font-style-complex="normal"/>
    </style:style>
    <style:style style:name="T2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2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4" style:family="text">
      <style:text-properties fo:font-size="9pt" fo:font-weight="normal" style:font-size-asian="9pt" style:font-weight-asian="normal" style:font-size-complex="9pt" style:font-weight-complex="normal"/>
    </style:style>
    <style:style style:name="T37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5" style:family="text">
      <style:text-properties fo:font-size="9pt" style:font-size-asian="9pt" style:font-size-complex="9pt"/>
    </style:style>
    <style:style style:name="T426" style:family="text">
      <style:text-properties fo:font-size="9pt" officeooo:rsid="0954d4dc" style:font-size-asian="9pt" style:font-size-complex="9pt"/>
    </style:style>
    <style:style style:name="T42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style:font-size-asian="9pt" style:font-style-asian="normal" style:font-size-complex="9pt" style:font-style-complex="normal"/>
    </style:style>
    <style:style style:name="T53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3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3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49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89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0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6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97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598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599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0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4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5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6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07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style:font-size-asian="9pt" style:font-style-asian="italic" style:font-size-complex="9pt" style:font-style-complex="italic"/>
    </style:style>
    <style:style style:name="T610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1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2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3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4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5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6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7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8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0" style:family="text">
      <style:text-properties officeooo:rsid="070693ee"/>
    </style:style>
    <style:style style:name="T6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37" style:family="text">
      <style:text-properties style:text-underline-style="none" fo:font-weight="normal" style:font-weight-asian="normal" style:font-weight-complex="normal"/>
    </style:style>
    <style:style style:name="T638" style:family="text">
      <style:text-properties style:text-underline-style="none" fo:font-weight="normal" officeooo:rsid="0b9e39c7" style:font-weight-asian="normal" style:font-weight-complex="normal"/>
    </style:style>
    <style:style style:name="T639" style:family="text">
      <style:text-properties style:text-underline-style="none" fo:font-weight="normal" officeooo:rsid="0ba0030d" style:font-weight-asian="normal" style:font-weight-complex="normal"/>
    </style:style>
    <style:style style:name="T640" style:family="text">
      <style:text-properties style:text-underline-style="none" fo:font-weight="normal" officeooo:rsid="0ba3f5ac" style:font-weight-asian="normal" style:font-weight-complex="normal"/>
    </style:style>
    <style:style style:name="T641" style:family="text">
      <style:text-properties style:text-underline-style="none" fo:font-weight="normal" officeooo:rsid="0ba816f6" style:font-weight-asian="normal" style:font-weight-complex="normal"/>
    </style:style>
    <style:style style:name="T642" style:family="text">
      <style:text-properties style:text-underline-style="none" fo:font-weight="normal" officeooo:rsid="0ba82d9a" style:font-weight-asian="normal" style:font-weight-complex="normal"/>
    </style:style>
    <style:style style:name="T643" style:family="text">
      <style:text-properties style:text-underline-style="none" fo:font-weight="normal" officeooo:rsid="0bceaf70" style:font-weight-asian="normal" style:font-weight-complex="normal"/>
    </style:style>
    <style:style style:name="T644" style:family="text">
      <style:text-properties style:text-underline-style="none" fo:font-weight="normal" officeooo:rsid="0c0ce766" style:font-weight-asian="normal" style:font-weight-complex="normal"/>
    </style:style>
    <style:style style:name="T645" style:family="text">
      <style:text-properties style:text-underline-style="none" fo:font-weight="normal" officeooo:rsid="0c5378d7" style:font-weight-asian="normal" style:font-weight-complex="normal"/>
    </style:style>
    <style:style style:name="T646" style:family="text">
      <style:text-properties style:text-underline-style="none" fo:font-weight="normal" officeooo:rsid="0ca983be" style:font-weight-asian="normal" style:font-weight-complex="normal"/>
    </style:style>
    <style:style style:name="T647" style:family="text">
      <style:text-properties style:text-underline-style="none" fo:font-weight="normal" officeooo:rsid="0cbe8fa9" style:font-weight-asian="normal" style:font-weight-complex="normal"/>
    </style:style>
    <style:style style:name="T648" style:family="text">
      <style:text-properties style:text-underline-style="none" fo:font-weight="normal" officeooo:rsid="0d46892e" style:font-weight-asian="normal" style:font-weight-complex="normal"/>
    </style:style>
    <style:style style:name="T649" style:family="text">
      <style:text-properties style:text-underline-style="none" fo:font-weight="normal" officeooo:rsid="0d475d5a" style:font-weight-asian="normal" style:font-weight-complex="normal"/>
    </style:style>
    <style:style style:name="T650" style:family="text">
      <style:text-properties style:text-underline-style="none" fo:font-weight="normal" officeooo:rsid="0d823870" style:font-weight-asian="normal" style:font-weight-complex="normal"/>
    </style:style>
    <style:style style:name="T651" style:family="text">
      <style:text-properties style:text-underline-style="none" fo:font-weight="normal" officeooo:rsid="0ddf2617" style:font-weight-asian="normal" style:font-weight-complex="normal"/>
    </style:style>
    <style:style style:name="T652" style:family="text">
      <style:text-properties style:text-underline-style="none" fo:font-weight="normal" officeooo:rsid="0cf33a94" style:font-weight-asian="normal" style:font-weight-complex="normal"/>
    </style:style>
    <style:style style:name="T653" style:family="text">
      <style:text-properties style:text-underline-style="none" fo:font-weight="normal" officeooo:rsid="0d61f811" style:font-weight-asian="normal" style:font-weight-complex="normal"/>
    </style:style>
    <style:style style:name="T654" style:family="text">
      <style:text-properties style:text-underline-style="none" fo:font-weight="normal" officeooo:rsid="0d60c13f" style:font-weight-asian="normal" style:font-weight-complex="normal"/>
    </style:style>
    <style:style style:name="T655" style:family="text">
      <style:text-properties style:text-underline-style="none" fo:font-weight="normal" officeooo:rsid="0cf58151" style:font-weight-asian="normal" style:font-weight-complex="normal"/>
    </style:style>
    <style:style style:name="T656" style:family="text">
      <style:text-properties style:text-underline-style="none" fo:font-weight="normal" officeooo:rsid="0d62285b" style:font-weight-asian="normal" style:font-weight-complex="normal"/>
    </style:style>
    <style:style style:name="T657" style:family="text">
      <style:text-properties style:text-underline-style="none" fo:font-weight="normal" officeooo:rsid="0e1a8c14" style:font-weight-asian="normal" style:font-weight-complex="normal"/>
    </style:style>
    <style:style style:name="T658" style:family="text">
      <style:text-properties style:text-underline-style="none" fo:font-weight="normal" officeooo:rsid="0e750401" style:font-weight-asian="normal" style:font-weight-complex="normal"/>
    </style:style>
    <style:style style:name="T659" style:family="text">
      <style:text-properties style:text-underline-style="none" fo:font-weight="normal" officeooo:rsid="0e764c66" style:font-weight-asian="normal" style:font-weight-complex="normal"/>
    </style:style>
    <style:style style:name="T660" style:family="text">
      <style:text-properties style:text-underline-style="none" fo:font-weight="normal" officeooo:rsid="0f0fc0da" style:font-weight-asian="normal" style:font-weight-complex="normal"/>
    </style:style>
    <style:style style:name="T661" style:family="text">
      <style:text-properties style:text-underline-style="none" fo:font-weight="normal" officeooo:rsid="0f276515" style:font-weight-asian="normal" style:font-weight-complex="normal"/>
    </style:style>
    <style:style style:name="T662" style:family="text">
      <style:text-properties style:text-underline-style="none" fo:font-weight="normal" officeooo:rsid="0f65c3be" style:font-weight-asian="normal" style:font-weight-complex="normal"/>
    </style:style>
    <style:style style:name="T663" style:family="text">
      <style:text-properties style:text-underline-style="none" fo:font-weight="normal" officeooo:rsid="0f6deb91" style:font-weight-asian="normal" style:font-weight-complex="normal"/>
    </style:style>
    <style:style style:name="T664" style:family="text">
      <style:text-properties style:text-underline-style="none" fo:font-weight="normal" officeooo:rsid="0f6df1f4" style:font-weight-asian="normal" style:font-weight-complex="normal"/>
    </style:style>
    <style:style style:name="T665" style:family="text">
      <style:text-properties style:text-underline-style="none" fo:font-weight="normal" officeooo:rsid="0f714808" style:font-weight-asian="normal" style:font-weight-complex="normal"/>
    </style:style>
    <style:style style:name="T666" style:family="text">
      <style:text-properties style:text-underline-style="none" fo:font-weight="normal" officeooo:rsid="0f72f59c" style:font-weight-asian="normal" style:font-weight-complex="normal"/>
    </style:style>
    <style:style style:name="T667" style:family="text">
      <style:text-properties style:text-underline-style="none" fo:font-weight="normal" officeooo:rsid="10468c2a" style:font-weight-asian="normal" style:font-weight-complex="normal"/>
    </style:style>
    <style:style style:name="T668" style:family="text">
      <style:text-properties style:text-underline-style="none" fo:font-weight="normal" officeooo:rsid="10f1996b" style:font-weight-asian="normal" style:font-weight-complex="normal"/>
    </style:style>
    <style:style style:name="T669" style:family="text">
      <style:text-properties style:text-underline-style="none" fo:font-weight="normal" officeooo:rsid="10fb000c" style:font-weight-asian="normal" style:font-weight-complex="normal"/>
    </style:style>
    <style:style style:name="T670" style:family="text">
      <style:text-properties style:text-underline-style="none" fo:font-weight="normal" officeooo:rsid="0c9d29fa" style:font-weight-asian="normal" style:font-weight-complex="normal"/>
    </style:style>
    <style:style style:name="T671" style:family="text">
      <style:text-properties style:text-underline-style="none" fo:font-weight="normal" officeooo:rsid="12c80187" style:font-weight-asian="normal" style:font-weight-complex="normal"/>
    </style:style>
    <style:style style:name="T672" style:family="text">
      <style:text-properties style:text-underline-style="none" fo:font-weight="normal" officeooo:rsid="12c99d5f" style:font-weight-asian="normal" style:font-weight-complex="normal"/>
    </style:style>
    <style:style style:name="T673" style:family="text">
      <style:text-properties style:text-underline-style="none" fo:font-weight="normal" officeooo:rsid="12cc5c26" style:font-weight-asian="normal" style:font-weight-complex="normal"/>
    </style:style>
    <style:style style:name="T674" style:family="text">
      <style:text-properties style:text-underline-style="none" fo:font-weight="normal" officeooo:rsid="12ce8490" style:font-weight-asian="normal" style:font-weight-complex="normal"/>
    </style:style>
    <style:style style:name="T675" style:family="text">
      <style:text-properties style:text-underline-style="none" fo:font-weight="normal" officeooo:rsid="12cfc4e8" style:font-weight-asian="normal" style:font-weight-complex="normal"/>
    </style:style>
    <style:style style:name="T676" style:family="text">
      <style:text-properties style:text-underline-style="none" fo:font-weight="normal" officeooo:rsid="12d3a9c1" style:font-weight-asian="normal" style:font-weight-complex="normal"/>
    </style:style>
    <style:style style:name="T677" style:family="text">
      <style:text-properties style:text-underline-style="none" fo:font-weight="normal" officeooo:rsid="12f0d935" style:font-weight-asian="normal" style:font-weight-complex="normal"/>
    </style:style>
    <style:style style:name="T678" style:family="text">
      <style:text-properties style:text-underline-style="none" fo:font-weight="normal" officeooo:rsid="12f23ace" style:font-weight-asian="normal" style:font-weight-complex="normal"/>
    </style:style>
    <style:style style:name="T679" style:family="text">
      <style:text-properties style:text-underline-style="none" fo:font-weight="normal" officeooo:rsid="12f271a0" style:font-weight-asian="normal" style:font-weight-complex="normal"/>
    </style:style>
    <style:style style:name="T680" style:family="text">
      <style:text-properties style:text-underline-style="none" fo:font-weight="normal" officeooo:rsid="12f3742d" style:font-weight-asian="normal" style:font-weight-complex="normal"/>
    </style:style>
    <style:style style:name="T681" style:family="text">
      <style:text-properties style:text-underline-style="none" fo:font-weight="normal" officeooo:rsid="12fc34c0" style:font-weight-asian="normal" style:font-weight-complex="normal"/>
    </style:style>
    <style:style style:name="T682" style:family="text">
      <style:text-properties style:text-underline-style="none" fo:font-weight="normal" officeooo:rsid="12fdbc13" style:font-weight-asian="normal" style:font-weight-complex="normal"/>
    </style:style>
    <style:style style:name="T683" style:family="text">
      <style:text-properties style:text-underline-style="none" fo:font-weight="normal" officeooo:rsid="12ff0a75" style:font-weight-asian="normal" style:font-weight-complex="normal"/>
    </style:style>
    <style:style style:name="T684" style:family="text">
      <style:text-properties style:text-underline-style="none" fo:font-weight="normal" officeooo:rsid="1321ab7b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style:text-underline-style="none" fo:font-weight="bold" style:font-weight-asian="bold" style:font-weight-complex="bold"/>
    </style:style>
    <style:style style:name="T688" style:family="text">
      <style:text-properties officeooo:rsid="077070cb"/>
    </style:style>
    <style:style style:name="T689" style:family="text">
      <style:text-properties officeooo:rsid="0be9f343"/>
    </style:style>
    <style:style style:name="T690" style:family="text">
      <style:text-properties officeooo:rsid="0ca84e65"/>
    </style:style>
    <style:style style:name="T691" style:family="text">
      <style:text-properties officeooo:rsid="0dd83591"/>
    </style:style>
    <style:style style:name="T692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3" style:family="text">
      <style:text-properties officeooo:rsid="0eec44b2"/>
    </style:style>
    <style:style style:name="T694" style:family="text">
      <style:text-properties officeooo:rsid="0ff20b0d"/>
    </style:style>
    <style:style style:name="T695" style:family="text">
      <style:text-properties officeooo:rsid="1102b06b"/>
    </style:style>
    <style:style style:name="T696" style:family="text">
      <style:text-properties officeooo:rsid="0c4f07c7"/>
    </style:style>
    <style:style style:name="T697" style:family="text">
      <style:text-properties officeooo:rsid="02f842e5"/>
    </style:style>
    <style:style style:name="T698" style:family="text">
      <style:text-properties officeooo:rsid="0ecc27a1"/>
    </style:style>
    <style:style style:name="T699" style:family="text">
      <style:text-properties officeooo:rsid="117f8889"/>
    </style:style>
    <style:style style:name="T700" style:family="text">
      <style:text-properties officeooo:rsid="120d4529"/>
    </style:style>
    <style:style style:name="T701" style:family="text">
      <style:text-properties officeooo:rsid="12944148"/>
    </style:style>
    <style:style style:name="T702" style:family="text">
      <style:text-properties officeooo:rsid="12945fef"/>
    </style:style>
    <style:style style:name="T703" style:family="text">
      <style:text-properties fo:font-size="6pt" style:font-size-asian="6pt" style:font-size-complex="6pt"/>
    </style:style>
    <style:style style:name="T704" style:family="text">
      <style:text-properties fo:font-size="6pt" officeooo:rsid="1366a593" style:font-size-asian="6pt" style:font-size-complex="6pt"/>
    </style:style>
    <style:style style:name="T705" style:family="text">
      <style:text-properties style:font-name="MutagenSans1" fo:font-size="9pt" fo:font-style="normal" fo:font-weight="normal" officeooo:rsid="028568e1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8">Defined and refined</text:span><text:span text:style-name="T9"> ► </text:span><text:span text:style-name="T201">These rules define </text:span><text:span text:style-name="T202">some</text:span><text:span text:style-name="T201"> concepts; then name, </text:span><text:span text:style-name="T203">define, and use </text:span><text:span text:style-name="T204">different </text:span><text:span text:style-name="T205">types</text:span><text:span text:style-name="T201"> of the</text:span><text:span text:style-name="T206">m.</text:span><text:span text:style-name="T201"> </text:span><text:span text:style-name="T207">Types </text:span><text:span text:style-name="T208">with different names </text:span><text:span text:style-name="T209">are</text:span><text:span text:style-name="T208"> different:</text:span><text:span text:style-name="T210"> “</text:span><text:span text:style-name="T211">salty</text:span><text:span text:style-name="T210"> moves” </text:span><text:span text:style-name="T212">aren’t “story moves”</text:span><text:span text:style-name="T210">, </text:span><text:span text:style-name="T213">but they’re both “moves”</text:span><text:span text:style-name="T208">.</text:span><text:span text:style-name="T201"> </text:span><text:span text:style-name="T214">No need to memorize, but try not to confuse </text:span><text:span text:style-name="T208">similar names.</text:span></text:p>
      <text:p text:style-name="P50"/>
      <text:p text:style-name="P68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</text:span><text:span text:style-name="T259">⌞</text:span><text:span text:style-name="T258">Boxed words</text:span><text:span text:style-name="T259">⌝</text:span><text:span text:style-name="T215"> </text:span><text:span text:style-name="T258">are defined </text:span><text:span text:style-name="T260">in the playbook</text:span><text:span text:style-name="T258"> by a</text:span><text:span text:style-name="T215"> </text:span><text:span text:style-name="T216">text </text:span><text:span text:style-name="T215">block with (nearly) th</text:span><text:span text:style-name="T254">at</text:span><text:span text:style-name="T215"> </text:span><text:span text:style-name="T217">heading</text:span><text:span text:style-name="T218">. </text:span><text:span text:style-name="T635">E</text:span><text:span text:style-name="T629">mphasis</text:span><text:span text:style-name="T219">. </text:span><text:span text:style-name="T220">Math </text:span><text:span text:style-name="T253">and quantities </text:span><text:span text:style-name="T221">in ⌊ ⌋</text:span><text:span text:style-name="T222">: g</text:span><text:span text:style-name="T223">et</text:span><text:span text:style-name="T222"> ⌊</text:span><text:span text:style-name="T224">5</text:span><text:span text:style-name="T225"> </text:span><text:bookmark text:name="gen-h1-1-00000001"/><text:span text:style-name="T225">× </text:span><text:span text:style-name="T226">(</text:span><text:span text:style-name="T225">bushes ÷ </text:span><text:span text:style-name="T226">bears)</text:span><text:span text:style-name="T222">⌋ berries.</text:span></text:p>
      <text:p text:style-name="P69"/>
      <text:p text:style-name="P48"><text:span text:style-name="T687">Moves</text:span><text:span text:style-name="T2"> ►</text:span><text:span text:style-name="T37"> </text:span><text:span text:style-name="T227">A move is </text:span><text:span text:style-name="T228">an</text:span><text:span text:style-name="T229"> action</text:span><text:span text:style-name="T230"> you </text:span><text:span text:style-name="T231">can </text:span><text:span text:style-name="T229">take </text:span><text:span text:style-name="T232">as </text:span><text:span text:style-name="T670">either a </text:span><text:span text:style-name="T630">player</text:span><text:span text:style-name="T670"> or a </text:span><text:span text:style-name="T630">character</text:span><text:span text:style-name="T362"> </text:span><text:span text:style-name="T363">while</text:span><text:span text:style-name="T362"> playing this game. </text:span><text:span text:style-name="T364">A move’s </text:span><text:span text:style-name="T365">text describes </text:span><text:span text:style-name="T366">how the move works.</text:span><text:span text:style-name="T365"> </text:span><text:span text:style-name="T367">Usually a move has an in-game effect; sometimes it has activation conditions or costs.</text:span></text:p>
      <text:p text:style-name="P73"/>
      <text:p text:style-name="P74"><text:span text:style-name="T368">Meta moves, like this one, </text:span><text:span text:style-name="T369">define </text:span><text:span text:style-name="T370">or explain </text:span><text:span text:style-name="T371">stuff</text:span><text:span text:style-name="T368">. </text:span><text:span text:style-name="T372">You </text:span><text:span text:style-name="T36">⌞</text:span><text:span text:style-name="T35">make a move</text:span><text:span text:style-name="T36">⌝</text:span><text:span text:style-name="T372"> </text:span><text:span text:style-name="T373">like this one </text:span><text:span text:style-name="T372">just by reading it.</text:span></text:p>
      <text:p text:style-name="P70"/>
      <text:p text:style-name="P75"><text:span text:style-name="T685">Aptitudes</text:span><text:span text:style-name="T693"> ►</text:span><text:span text:style-name="T41"> </text:span><text:span text:style-name="T100">An aptitude </text:span><text:span text:style-name="T137">is a score </text:span><text:span text:style-name="T77">represent</text:span><text:span text:style-name="T137">ing</text:span><text:span text:style-name="T77"> </text:span><text:span text:style-name="T134">a</text:span><text:span text:style-name="T136">f</text:span><text:span text:style-name="T134">finity</text:span><text:span text:style-name="T118"> or </text:span><text:span text:style-name="T78">proficiency </text:span><text:span text:style-name="T98">at some challenging </text:span><text:span text:style-name="T99">activity. ⌞</text:span><text:span text:style-name="T660">Moves⌝ </text:span><text:span text:style-name="T667">are verbs that </text:span><text:span text:style-name="T660">say what you </text:span><text:span text:style-name="T623">can do</text:span><text:span text:style-name="T660">; aptitudes </text:span><text:span text:style-name="T667">are nouns that </text:span><text:span text:style-name="T661">track </text:span><text:span text:style-name="T660">what you’re </text:span><text:span text:style-name="T623">good at</text:span><text:span text:style-name="T660">. </text:span><text:span text:style-name="T662">Don’t confuse them.</text:span></text:p>
      <text:p text:style-name="P71"/>
      <text:p text:style-name="P8"><text:span text:style-name="T686">Resources</text:span><text:span text:style-name="T688"> ►</text:span><text:span text:style-name="T39"> </text:span><text:span text:style-name="T59">A r</text:span><text:span text:style-name="T39">esource </text:span><text:span text:style-name="T59">is </text:span><text:span text:style-name="T39">some asset or </text:span><text:span text:style-name="T60">quality</text:span><text:span text:style-name="T39"> </text:span><text:span text:style-name="T152">you have</text:span><text:span text:style-name="T135"> </text:span><text:span text:style-name="T152">in this game</text:span><text:span text:style-name="T39">. </text:span><text:span text:style-name="T53">S</text:span><text:span text:style-name="T51">ome </text:span><text:span text:style-name="T75">resources </text:span><text:span text:style-name="T52">are just </text:span><text:span text:style-name="T54">notes </text:span><text:span text:style-name="T55">you keep</text:span><text:span text:style-name="T51">, </text:span><text:span text:style-name="T53">but </text:span><text:span text:style-name="T97">many </text:span><text:span text:style-name="T50">are tracked with points </text:span><text:span text:style-name="T153">that go up and down during play. </text:span><text:span text:style-name="T154">Some combine both.</text:span></text:p>
      <text:p text:style-name="P17"/>
      <text:p text:style-name="P77"><text:span text:style-name="T21">Make a move</text:span> ► <text:span text:style-name="T56">You “</text:span><text:span text:style-name="T57">make”</text:span><text:span text:style-name="T56"> a ⌞move⌝ </text:span><text:span text:style-name="T105">by </text:span><text:span text:style-name="T624">doing</text:span><text:span text:style-name="T625"> something described </text:span><text:span text:style-name="T626">in</text:span><text:span text:style-name="T625"> a move</text:span><text:span text:style-name="T638">. </text:span><text:span text:style-name="T646">You may be </text:span><text:span text:style-name="T627">required</text:span><text:span text:style-name="T646"> to make a move by its </text:span><text:span text:style-name="T663">description</text:span><text:span text:style-name="T646"> </text:span><text:span text:style-name="T650">or </text:span><text:span text:style-name="T664">by </text:span><text:span text:style-name="T650">some other move</text:span><text:span text:style-name="T646">. </text:span><text:span text:style-name="T639">If there’s no move that </text:span><text:span text:style-name="T668">kinda </text:span><text:span text:style-name="T639">describes what you’re doing, </text:span><text:span text:style-name="T640">or there is but you </text:span><text:span text:style-name="T657">don’t have</text:span><text:span text:style-name="T640"> it</text:span><text:span text:style-name="T639">, you can’t do that thing.</text:span></text:p>
      <text:p text:style-name="P92"/>
      <text:p text:style-name="P78"><text:span text:style-name="T641">I</text:span><text:span text:style-name="T640">f </text:span><text:span text:style-name="T669">a </text:span><text:span text:style-name="T640">move’s description says that some conditions </text:span><text:span text:style-name="T665">apply</text:span><text:span text:style-name="T640">, </text:span><text:span text:style-name="T641">but those conditions aren’t </text:span><text:span text:style-name="T666">met</text:span><text:span text:style-name="T641"> (and you can’t </text:span><text:span text:style-name="T666">meet them</text:span><text:span text:style-name="T641">)</text:span><text:span text:style-name="T640">, you can’t make the move. </text:span><text:span text:style-name="T642">Same if it says there’s a cost that you can’t or won’t </text:span><text:span text:style-name="T643">pay</text:span><text:span text:style-name="T642">.</text:span></text:p>
      <text:p text:style-name="P93"/>
      <text:p text:style-name="P79"><text:span text:style-name="T695">Move chains</text:span> ► <text:span text:style-name="T37">Sometimes a ⌞move⌝ </text:span><text:span text:style-name="T58">(parent)</text:span><text:span text:style-name="T37"> says that it applies when you’re making a different move </text:span><text:span text:style-name="T58">(child)</text:span><text:span text:style-name="T37"> </text:span><text:span text:style-name="T312">or that you should make another move (child) as a </text:span><text:span text:style-name="T314">part</text:span><text:span text:style-name="T312"> of </text:span><text:span text:style-name="T315">the parent</text:span><text:span text:style-name="T312">. Unless otherwise stated, you’re </text:span><text:span text:style-name="T316">making both moves: </text:span><text:span text:style-name="T312">first parent, then child. </text:span><text:span text:style-name="T318">Everything</text:span><text:span text:style-name="T312"> </text:span><text:span text:style-name="T317">related to the </text:span><text:span text:style-name="T312">child appl</text:span><text:span text:style-name="T319">ies</text:span><text:span text:style-name="T312"> </text:span><text:span text:style-name="T313">normally</text:span><text:span text:style-name="T312">, unless the parent move says </text:span><text:span text:style-name="T320">otherwis</text:span><text:span text:style-name="T356">e.</text:span></text:p>
      <text:h text:style-name="P101" text:outline-level="2"><text:span text:style-name="T610">Respect our limits</text:span><text:span text:style-name="T487"> ► This game </text:span><text:span text:style-name="T488">is </text:span><text:span text:style-name="T489">for everyone at the table</text:span><text:span text:style-name="T487">. If somebody </text:span><text:span text:style-name="T485">needs to </text:span><text:span text:style-name="T605">⌞</text:span><text:span text:style-name="T604">state a limit</text:span><text:span text:style-name="T614">⌝</text:span><text:span text:style-name="T487">, immediately cut away or fade to black from whatever is upsetting them. Talk as a table about how to continue the story while </text:span><text:span text:style-name="T490">embracing</text:span><text:span text:style-name="T487"> the limit.</text:span></text:h>
      <text:h text:style-name="P103" text:outline-level="2"/>
      <text:list xml:id="list409898420" text:style-name="L1">
        <text:list-header>
          <text:h text:style-name="P110" text:outline-level="2"><text:span text:style-name="T21">State a limit</text:span><text:span text:style-name="T262"> ► </text:span><text:span text:style-name="T275">This is a game to have fun. If some theme, activity, or imagery of the story is ruining your fun, speak up. </text:span><text:span text:style-name="T276">You don’t have to explain why, you only have to </text:span><text:span text:style-name="T277">indicate </text:span><text:span text:style-name="T276">what.</text:span></text:h>
          <text:h text:style-name="P104" text:outline-level="2"/>
        </text:list-header>
      </text:list>
      <text:h text:style-name="P111" text:outline-level="2"><text:span text:style-name="T21">Think </text:span><text:span text:style-name="T22">for the camera</text:span><text:span text:style-name="T262"> ► </text:span><text:span text:style-name="T275">This game works better when </text:span><text:span text:style-name="T309">we</text:span><text:span text:style-name="T275"> think like </text:span><text:span text:style-name="T311">we’re</text:span><text:span text:style-name="T304"> </text:span><text:span text:style-name="T275">directing a </text:span><text:span text:style-name="T344">TV</text:span><text:span text:style-name="T285"> series more</text:span><text:span text:style-name="T275"> than writing a novel. Focus on what </text:span><text:span text:style-name="T309">we</text:span><text:span text:style-name="T304"> </text:span><text:span text:style-name="T275">can perceive with </text:span><text:span text:style-name="T305">ou</text:span><text:span text:style-name="T306">r</text:span><text:span text:style-name="T305"> </text:span><text:span text:style-name="T275">senses </text:span><text:span text:style-name="T283">here in the moment.</text:span></text:h>
      <text:h text:style-name="P105" text:outline-level="2"/>
      <text:h text:style-name="P112" text:outline-level="2"><text:span text:style-name="T29">Invent fiction</text:span><text:span text:style-name="T275"> ► </text:span><text:span text:style-name="T286">This game shines when you s</text:span><text:span text:style-name="T275">peak up </text:span><text:span text:style-name="T286">to </text:span><text:span text:style-name="T294">refine, </text:span><text:span text:style-name="T301">improve,</text:span><text:span text:style-name="T293"> or </text:span><text:span text:style-name="T300">augment</text:span><text:span text:style-name="T293"> </text:span><text:span text:style-name="T295">the </text:span><text:span text:style-name="T298">scenario</text:span><text:span text:style-name="T275">. </text:span><text:span text:style-name="T296">It needs to make sense, and t</text:span><text:span text:style-name="T292">he </text:span><text:span text:style-name="T302">GM</text:span><text:span text:style-name="T292"> has final veto, but the </text:span><text:span text:style-name="T297">only firm rule</text:span><text:span text:style-name="T292"> is: </text:span><text:span text:style-name="T278">don’t contradict anything already established. </text:span><text:span text:style-name="T263">Use this to set up </text:span><text:span text:style-name="T268">a</text:span><text:span text:style-name="T263"> move </text:span><text:span text:style-name="T361">or</text:span><text:span text:style-name="T263"> </text:span><text:span text:style-name="T264">just </text:span><text:span text:style-name="T267">to </text:span><text:span text:style-name="T263">make </text:span><text:span text:style-name="T266">shit</text:span><text:span text:style-name="T263"> cooler.</text:span></text:h>
      <text:h text:style-name="P106" text:outline-level="2"/>
      <text:h text:style-name="P115" text:outline-level="2"><text:span text:style-name="T279">Ex.</text:span><text:span text:style-name="T38"> </text:span><text:span text:style-name="T324">T</text:span><text:span text:style-name="T325">he</text:span><text:span text:style-name="T326">y’re </text:span><text:span text:style-name="T325">wearing </text:span><text:span text:style-name="T327">my</text:span><text:span text:style-name="T325"> favorite </text:span><text:span text:style-name="T328">designer. </text:span><text:span text:style-name="T329">My</text:span><text:span text:style-name="T330"> </text:span><text:span text:style-name="T331">fur</text:span><text:span text:style-name="T330"> is </text:span><text:span text:style-name="T332">saturated violet</text:span><text:span text:style-name="T333">. </text:span><text:span text:style-name="T334">Lucky </text:span><text:span text:style-name="T335">I’ve always got my boot knife.</text:span><text:span text:style-name="T328"> </text:span><text:span text:style-name="T279">Maybe the </text:span><text:span text:style-name="T336">roof</text:span><text:span text:style-name="T279"> collapsed in one corner. </text:span><text:span text:style-name="T324">It’s a huge gun, </text:span><text:span text:style-name="T337">just</text:span><text:span text:style-name="T324"> a fucking giant revolver with shells like Vienna sausages</text:span><text:span text:style-name="T338">.</text:span><text:span text:style-name="T324"> </text:span><text:span text:style-name="T339">Surely there’s </text:span><text:span text:style-name="T340">a forklift in this warehouse.</text:span></text:h>
      <text:h text:style-name="P107" text:outline-level="2"/>
      <text:h text:style-name="P113" text:outline-level="2"><text:span text:style-name="T23">B</text:span><text:span text:style-name="T21">e curious, not cautious</text:span><text:span text:style-name="T262"> ►</text:span><text:span text:style-name="T275"> </text:span><text:span text:style-name="T288">This</text:span><text:span text:style-name="T275"> game is more fun when </text:span><text:span text:style-name="T310">we</text:span><text:span text:style-name="T275"> play to find out what happens </text:span><text:span text:style-name="T280">than when </text:span><text:span text:style-name="T310">we</text:span><text:span text:style-name="T307"> </text:span><text:span text:style-name="T280">play to keep our character</text:span><text:span text:style-name="T321">s</text:span><text:span text:style-name="T280"> </text:span><text:span text:style-name="T308">content</text:span><text:span text:style-name="T280">. </text:span><text:span text:style-name="T281">Stories about people who never </text:span><text:span text:style-name="T290">take risks, never </text:span><text:span text:style-name="T281">get hurt, who never fail </text:span><text:span text:style-name="T282">leave </text:span><text:span text:style-name="T281">fewer memories than stories about </text:span><text:span text:style-name="T282">a hot fucking mess</text:span><text:span text:style-name="T284">.</text:span></text:h>
      <text:h text:style-name="P108" text:outline-level="2"/>
      <text:h text:style-name="P114" text:outline-level="2"><text:span text:style-name="T24">D</text:span><text:span text:style-name="T25">on’t sweat the meta</text:span><text:span text:style-name="T265"> ► </text:span><text:span text:style-name="T287">In this game, i</text:span><text:span text:style-name="T289">t’s okay for you to know things </text:span><text:span text:style-name="T291">that</text:span><text:span text:style-name="T289"> you don’t know, and to act on that knowledge when it would make </text:span><text:span text:style-name="T299">shit</text:span><text:span text:style-name="T289"> cooler. </text:span><text:span text:style-name="T303">Likewise, don’t </text:span><text:span text:style-name="T342">keep</text:span><text:span text:style-name="T341"> secrets </text:span><text:span text:style-name="T343">out-of-character</text:span><text:span text:style-name="T303">. Be </text:span><text:span text:style-name="T341">open </text:span><text:span text:style-name="T303">so that </text:span><text:span text:style-name="T354">folks </text:span><text:span text:style-name="T355">can </text:span><text:span text:style-name="T354">appreciate</text:span><text:span text:style-name="T303"> </text:span><text:span text:style-name="T353">the badass </text:span><text:span text:style-name="T358">shit you’re hiding in-character.</text:span></text:h>
      <text:h text:style-name="P109" text:outline-level="2"/>
      <text:h text:style-name="P102" text:outline-level="2"><text:span text:style-name="T611">Dispute</text:span><text:span text:style-name="T609"> fiction</text:span><text:span text:style-name="T536"> </text:span><text:span text:style-name="T427">► Sometimes the </text:span><text:span text:style-name="T433">GM</text:span><text:span text:style-name="T427"> will say something they think is cool, </text:span><text:span text:style-name="T505">but </text:span><text:span text:style-name="T506">that would make you turn off a show you were watching</text:span><text:span text:style-name="T427">. </text:span><text:span text:style-name="T429">You’</text:span><text:span text:style-name="T430">re</text:span><text:span text:style-name="T429"> </text:span><text:span text:style-name="T431">trying</text:span><text:span text:style-name="T429"> to </text:span><text:span text:style-name="T603">⌞be curious, not cautious⌝</text:span><text:span text:style-name="T429"> but whatever the </text:span><text:span text:style-name="T433">GM</text:span><text:span text:style-name="T429"> said just seems to </text:span><text:span text:style-name="T507">ruin </text:span><text:span text:style-name="T429">the whole damn </text:span><text:span text:style-name="T523">thing</text:span><text:span text:style-name="T429"> for you. Speak up and negotiate </text:span><text:span text:style-name="T432">an</text:span><text:span text:style-name="T429"> alternative. </text:span><text:span text:style-name="T508">This is your story too.</text:span></text:h>
      <text:p text:style-name="P76"><text:span text:style-name="T425">Labeled </text:span><text:span text:style-name="T426">items</text:span><text:span text:style-name="T425"> ►</text:span><text:span text:style-name="T374"> </text:span><text:span text:style-name="T412">Items that are grouped together in a section </text:span><text:span text:style-name="T414">might</text:span><text:span text:style-name="T412"> be referred to from inside a </text:span><text:span text:style-name="T388">⌞move⌝ </text:span><text:span text:style-name="T413">by just the section name</text:span><text:span text:style-name="T412">. This means any or all the items </text:span><text:span text:style-name="T415">from</text:span><text:span text:style-name="T412"> that section </text:span><text:span text:style-name="T416">and its subsections.</text:span></text:p>
      <text:p text:style-name="P51"/>
      <text:p text:style-name="P80">Bought and free items ► <text:span text:style-name="T37">Some items have a ○ or △; you buy these to select or improve your moves, aptitudes, and resources.</text:span></text:p>
      <text:p text:style-name="P52"/>
      <text:p text:style-name="P80"><text:span text:style-name="T410">Once bought, they mean the same. </text:span><text:span text:style-name="T411">T</text:span><text:span text:style-name="T406">he difference is that you buy </text:span><text:span text:style-name="T377">○ </text:span><text:span text:style-name="T406">at </text:span><text:span text:style-name="T618">creation</text:span><text:span text:style-name="T406"> or with </text:span><text:span text:style-name="T618">XP</text:span><text:span text:style-name="T406">; </text:span><text:span text:style-name="T407">b</text:span><text:span text:style-name="T497">ut you </text:span><text:span text:style-name="T566">cannot buy </text:span><text:span text:style-name="T567">△</text:span><text:span text:style-name="T566"> directly</text:span><text:span text:style-name="T497">, </text:span><text:span text:style-name="T498">only when a ⌞move⌝ or the GM says so.</text:span></text:p>
      <text:p text:style-name="P53"/>
      <text:p text:style-name="P81"><text:span text:style-name="T394">When you buy a </text:span><text:span text:style-name="T377">○ </text:span><text:span text:style-name="T408">or get a </text:span><text:span text:style-name="T428">△</text:span><text:span text:style-name="T377">, </text:span><text:span text:style-name="T394">fill it </text:span><text:span text:style-name="T395">in </text:span><text:span text:style-name="T405">solid</text:span><text:span text:style-name="T378">. </text:span><text:span text:style-name="T409">This is </text:span><text:span text:style-name="T617">typically</text:span><text:span text:style-name="T409"> permanent. </text:span><text:span text:style-name="T383">Items with </text:span><text:span text:style-name="T377">● </text:span><text:span text:style-name="T383">are </text:span><text:span text:style-name="T384">“</text:span><text:span text:style-name="T405">pre-bought”.</text:span></text:p>
      <text:p text:style-name="P82"/>
      <text:p text:style-name="P83"><text:span text:style-name="T386">I</text:span><text:span text:style-name="T381">tems</text:span><text:span text:style-name="T378"> </text:span><text:span text:style-name="T387">with neither</text:span><text:span text:style-name="T378"> </text:span><text:span text:style-name="T428">△, </text:span><text:span text:style-name="T377">○, </text:span><text:span text:style-name="T389">nor</text:span><text:span text:style-name="T385"> </text:span><text:span text:style-name="T377">● </text:span><text:span text:style-name="T378">are </text:span><text:span text:style-name="T382">automatically </text:span><text:span text:style-name="T391">in play</text:span><text:span text:style-name="T378"> if your playbook contains them.</text:span></text:p>
      <text:p text:style-name="P54"/>
      <text:p text:style-name="P96"><text:span text:style-name="T19">Aptitude Rating </text:span><text:span text:style-name="T20">►</text:span><text:span text:style-name="T19"> </text:span><text:span text:style-name="T41">When you get an ⌞aptitude⌝, it starts at +0. Each </text:span><text:span text:style-name="T636">additional</text:span><text:span text:style-name="T41"> ○ you buy gives you another +1 to your modifier. If you </text:span><text:span text:style-name="T261">don’t have</text:span><text:span text:style-name="T41"> an aptitude, but need to </text:span><text:span text:style-name="T607">⌞</text:span><text:span text:style-name="T608">roll</text:span><text:span text:style-name="T607">⌝</text:span><text:span text:style-name="T41"> it anyway, roll with </text:span><text:bookmark text:name="gen-h1-1-000000014"/><text:span text:style-name="T19">⌊</text:span><text:span text:style-name="T2">−</text:span><text:span text:style-name="T19">1⌋</text:span><text:span text:style-name="T41">.</text:span></text:p>
      <text:p text:style-name="P55"/>
      <text:p text:style-name="P61"><text:span text:style-name="T138">Some aptitudes have more </text:span><text:span text:style-name="T139">or </text:span><text:span text:style-name="T140">less</text:span><text:span text:style-name="T139"> </text:span><text:span text:style-name="T141">○ </text:span><text:span text:style-name="T142">available</text:span><text:span text:style-name="T141">. </text:span><text:span text:style-name="T143">Buying </text:span><text:span text:style-name="T139">more than </text:span><text:span text:style-name="T144">4</text:span><text:span text:style-name="T138"> </text:span><text:span text:style-name="T141">○ </text:span><text:span text:style-name="T138">let</text:span><text:span text:style-name="T145">s</text:span><text:span text:style-name="T138"> you soak up penalties to rolls, </text:span><text:span text:style-name="T146">but</text:span><text:span text:style-name="T138"> </text:span><text:span text:style-name="T147">doesn’t </text:span><text:span text:style-name="T138">let you exceed the maximum </text:span><text:span text:style-name="T148">total </text:span><text:span text:style-name="T138">modifier </text:span><text:span text:style-name="T245">of +3 on </text:span><text:span text:style-name="T244">a roll.</text:span></text:p>
      <text:p text:style-name="P55"/>
      <text:p text:style-name="P62"><text:span text:style-name="T689">Gated moves (0) </text:span>►<text:span text:style-name="T37"> </text:span><text:span text:style-name="T61">Some moves have a number in parenthesis after the name. </text:span><text:span text:style-name="T62">In order to buy such a move, y</text:span><text:span text:style-name="T61">ou must already have </text:span><text:span text:style-name="T65">at least </text:span><text:span text:style-name="T63">that </text:span><text:span text:style-name="T64">number of </text:span><text:span text:style-name="T61">moves from the same </text:span><text:span text:style-name="T103">sub</text:span><text:span text:style-name="T61">section of your playbook.</text:span></text:p>
      <text:p text:style-name="P56"/>
      <text:p text:style-name="P63"><text:span text:style-name="T269">🗣</text:span><text:span text:style-name="T26">Consult the GM</text:span><text:span text:style-name="T691"> ►</text:span><text:span text:style-name="T106"> Stuff with </text:span><text:span text:style-name="T122">a </text:span><text:span text:style-name="T269">🗣</text:span><text:span text:style-name="T322"> </text:span><text:span text:style-name="T323">icon</text:span><text:span text:style-name="T106"> </text:span><text:span text:style-name="T109">may not be appropriate </text:span><text:span text:style-name="T110">for </text:span><text:span text:style-name="T112">your </text:span><text:span text:style-name="T117">story </text:span><text:span text:style-name="T132">(</text:span><text:span text:style-name="T129">at this time</text:span><text:span text:style-name="T132">)</text:span><text:span text:style-name="T112">—</text:span><text:span text:style-name="T113">or it </text:span><text:span text:style-name="T109">may have </text:span><text:span text:style-name="T112">special </text:span><text:span text:style-name="T124">fictional </text:span><text:span text:style-name="T112">restrictions </text:span><text:span text:style-name="T114">or implications</text:span><text:span text:style-name="T108">.</text:span><text:span text:style-name="T107"> </text:span><text:span text:style-name="T109">Talk to the GM</text:span><text:span text:style-name="T111"> </text:span><text:span text:style-name="T130">about</text:span><text:span text:style-name="T116"> taking</text:span><text:span text:style-name="T115"> </text:span><text:span text:style-name="T131">a</text:span><text:span text:style-name="T133">ny</text:span><text:span text:style-name="T131"> </text:span><text:span text:style-name="T691">🗣</text:span><text:span text:style-name="T106"> </text:span><text:span text:style-name="T123">option</text:span><text:span text:style-name="T106">. </text:span><text:span text:style-name="T126">Please </text:span><text:span text:style-name="T128">be cool </text:span><text:span text:style-name="T125">if </text:span><text:span text:style-name="T131">it’s </text:span><text:span text:style-name="T127">un</text:span><text:span text:style-name="T125">available; </text:span><text:span text:style-name="T165">boundaries</text:span><text:span text:style-name="T164"> define </text:span><text:span text:style-name="T166">stories.</text:span></text:p>
      <text:p text:style-name="P57"/>
      <text:p text:style-name="P84"><text:span text:style-name="T540">(</text:span><text:span text:style-name="T539">Progress</text:span><text:span text:style-name="T540">)</text:span><text:span text:style-name="T539"> </text:span><text:span text:style-name="T541">B</text:span><text:span text:style-name="T539">ars</text:span><text:span text:style-name="T536"> </text:span><text:span text:style-name="T545">►</text:span><text:span text:style-name="T427"> </text:span><text:span text:style-name="T492">P</text:span><text:span text:style-name="T452">rogress bars</text:span><text:span text:style-name="T427"> are </text:span><text:span text:style-name="T434">a </text:span><text:span text:style-name="T493">GM-</text:span><text:span text:style-name="T494">managed </text:span><text:span text:style-name="T495">shared</text:span><text:span text:style-name="T493"> ⌞resource⌝</text:span><text:span text:style-name="T434"> </text:span><text:span text:style-name="T427">abstract</text:span><text:span text:style-name="T493">ly</text:span><text:span text:style-name="T427"> </text:span><text:span text:style-name="T493">representing</text:span><text:span text:style-name="T427"> </text:span><text:span text:style-name="T449">rising tension</text:span><text:span text:style-name="T439"> or </text:span><text:span text:style-name="T450">sustained </text:span><text:span text:style-name="T435">activit</text:span><text:span text:style-name="T449">y</text:span><text:span text:style-name="T440">. </text:span><text:span text:style-name="T436">A </text:span><text:span text:style-name="T452">bar </text:span><text:span text:style-name="T436">has a title and some number of ticks between </text:span><text:span text:style-name="T478">2</text:span><text:span text:style-name="T436"> and 8. </text:span><text:span text:style-name="T438">When the last tick is filled</text:span><text:span text:style-name="T437">, </text:span><text:span text:style-name="T441">whatever the title says happens.</text:span></text:p>
      <text:p text:style-name="P66"/>
      <text:p text:style-name="P85"><text:span text:style-name="T612">T</text:span><text:span text:style-name="T609">ick a </text:span><text:span text:style-name="T613">bar</text:span><text:span text:style-name="T536"> </text:span><text:span text:style-name="T545">►</text:span><text:span text:style-name="T427"> </text:span><text:span text:style-name="T453">When the GM or a move says to tick a ⌞bar</text:span><text:span text:style-name="T486">⌝</text:span><text:span text:style-name="T453">, fill one tick on it.</text:span><text:span text:style-name="T454"> If they say to tick it some number of times, fill that many ticks.</text:span></text:p>
      <text:p text:style-name="P9"/>
      <text:p text:style-name="P9"><text:soft-page-break/><text:span text:style-name="T694">Resource points ►</text:span><text:span text:style-name="T155"> If applicable, </text:span><text:span text:style-name="T156">e</text:span><text:span text:style-name="T46">ach point of a </text:span><text:span text:style-name="T233">particular ⌞r</text:span><text:span text:style-name="T46">esource</text:span><text:span text:style-name="T486">⌝</text:span><text:span text:style-name="T491"> is</text:span><text:span text:style-name="T46"> </text:span><text:span text:style-name="T149">tracked</text:span><text:span text:style-name="T46"> with a</text:span><text:span text:style-name="T39"> </text:span><text:span text:style-name="T45">▢—</text:span><text:span text:style-name="T158">maybe</text:span><text:span text:style-name="T157"> with </text:span><text:span text:style-name="T160">an </text:span><text:span text:style-name="T159">individual </text:span><text:span text:style-name="T157">note attached</text:span><text:span text:style-name="T45">. </text:span><text:span text:style-name="T234">Some resources come in ranks </text:span><text:span text:style-name="T150">with </text:span><text:span text:style-name="T377">○</text:span><text:span text:style-name="T235">, </text:span><text:span text:style-name="T236">permitting you to </text:span><text:span text:style-name="T76">buy </text:span><text:span text:style-name="T236">more </text:span><text:span text:style-name="T45">▢</text:span><text:span text:style-name="T234">. </text:span><text:span text:style-name="T422">Unless stated otherwise, you start the game with all resources full—</text:span><text:span text:style-name="T423">except XP</text:span><text:span text:style-name="T422">.</text:span></text:p>
      <text:p text:style-name="P58"/>
      <text:p text:style-name="P64"><text:span text:style-name="T43">When you “</text:span><text:span text:style-name="T44">restore”, “</text:span><text:span text:style-name="T43">gain” a resource, fill a </text:span><text:span text:style-name="T45">▢. </text:span><text:span text:style-name="T46">You cannot have more of a </text:span><text:span text:style-name="T47">r</text:span><text:span text:style-name="T46">esource than you </text:span><text:span text:style-name="T48">have </text:span><text:span text:style-name="T45">▢ </text:span><text:span text:style-name="T46">for </text:span><text:span text:style-name="T151">it</text:span><text:span text:style-name="T46">. </text:span><text:span text:style-name="T49">If all your </text:span><text:span text:style-name="T45">▢</text:span><text:span text:style-name="T49"> are full when you’re supposed to gain the resource, just don’t fill anything. </text:span></text:p>
      <text:p text:style-name="P58"/>
      <text:p text:style-name="P86"><text:span text:style-name="T380">When you “spend” or “lose” a resource, erase a filled </text:span><text:span text:style-name="T379">▢. </text:span><text:span text:style-name="T380">If you don’t have any filled </text:span><text:span text:style-name="T379">▢, </text:span><text:span text:style-name="T396">you can’t </text:span><text:span text:style-name="T424">make</text:span><text:span text:style-name="T396"> move</text:span><text:span text:style-name="T398">s</text:span><text:span text:style-name="T396"> requiring you to </text:span><text:span text:style-name="T615">spend</text:span><text:span text:style-name="T396"> </text:span><text:span text:style-name="T399">that </text:span><text:span text:style-name="T396">resource</text:span><text:span text:style-name="T380">. </text:span><text:span text:style-name="T397">On the </text:span><text:span text:style-name="T401">other hand</text:span><text:span text:style-name="T396">, if a </text:span><text:span text:style-name="T390">move’</text:span><text:span text:style-name="T392">s effect</text:span><text:span text:style-name="T390"> </text:span><text:span text:style-name="T424">says</text:span><text:span text:style-name="T390"> you </text:span><text:span text:style-name="T616">lose</text:span><text:span text:style-name="T390"> a resource </text:span><text:span text:style-name="T400">you’re out of</text:span><text:span text:style-name="T390">, just don’t erase anything—any other effects or consequences of the move still happen as normal, though.</text:span></text:p>
      <text:p text:style-name="P59"/>
      <text:p text:style-name="P88"><text:span text:style-name="T28">Lose what you spend</text:span> ► <text:span text:style-name="T37">Unless stated otherwise </text:span><text:span text:style-name="T66">and regardless of where the cost appears in the move’s description </text:span><text:span text:style-name="T73">text</text:span><text:span text:style-name="T37">, you </text:span><text:span text:style-name="T67">lose </text:span><text:span text:style-name="T68">a</text:span><text:span text:style-name="T37"> move’s cost</text:span><text:span text:style-name="T69">(</text:span><text:span text:style-name="T37">s</text:span><text:span text:style-name="T69">)</text:span><text:span text:style-name="T37"> </text:span><text:span text:style-name="T621">immediately before you roll</text:span><text:span text:style-name="T637"> </text:span><text:span text:style-name="T645">and</text:span><text:span text:style-name="T644"> determine results</text:span><text:span text:style-name="T637">. </text:span><text:span text:style-name="T644">If there’s no roll, </text:span><text:span text:style-name="T649">you just lose the ⌞resource⌝</text:span><text:span text:style-name="T644"> before the </text:span><text:span text:style-name="T684">move’s </text:span><text:span text:style-name="T644">effect takes place.</text:span></text:p>
      <text:p text:style-name="P94"/>
      <text:p text:style-name="P45"><text:span text:style-name="T538">Harm</text:span><text:span text:style-name="T537"> ► </text:span><text:span text:style-name="T442">Harm is abstract </text:span><text:span text:style-name="T483">systemic or </text:span><text:span text:style-name="T470">traumatic </text:span><text:span text:style-name="T442">damage </text:span><text:span text:style-name="T469">(not necessarily physical)</text:span><text:span text:style-name="T442"> </text:span><text:span text:style-name="T475">sustained by </text:span><text:span text:style-name="T534">someone or </text:span><text:span text:style-name="T475">something</text:span><text:span text:style-name="T467"> </text:span><text:span text:style-name="T552">animate</text:span><text:span text:style-name="T443">. </text:span><text:span text:style-name="T444">A single injury can do 1-3 harm. </text:span><text:span text:style-name="T455">Unless a move says specifically how much harm it does, just use common sense </text:span><text:span text:style-name="T456">and the scale below.</text:span></text:p>
      <text:p text:style-name="P24"/>
      <text:p text:style-name="P10"><text:span text:style-name="T527">O</text:span><text:span text:style-name="T457">ne </text:span><text:span text:style-name="T471">serious</text:span><text:span text:style-name="T457"> injury </text:span><text:span text:style-name="T527">or many small ones</text:span><text:span text:style-name="T457">—</text:span><text:span text:style-name="T473">you want </text:span><text:span text:style-name="T529">help</text:span><text:span text:style-name="T473">—</text:span><text:span text:style-name="T457">1 harm. </text:span><text:span text:style-name="T468">A </text:span><text:span text:style-name="T472">l</text:span><text:span text:style-name="T457">ife-threatening </text:span><text:span text:style-name="T468">injury</text:span><text:span text:style-name="T457">—</text:span><text:span text:style-name="T473">you </text:span><text:span text:style-name="T551">need</text:span><text:span text:style-name="T473"> </text:span><text:span text:style-name="T529">help</text:span><text:span text:style-name="T473">—</text:span><text:span text:style-name="T457">2 harm.</text:span><text:span text:style-name="T445"> </text:span><text:span text:style-name="T468">An injury likely</text:span><text:span text:style-name="T457"> to outright kill </text:span><text:span text:style-name="T528">someone</text:span><text:span text:style-name="T457">—</text:span><text:span text:style-name="T530">beyond help</text:span><text:span text:style-name="T474">—</text:span><text:span text:style-name="T457">3 harm</text:span><text:span text:style-name="T474">.</text:span></text:p>
      <text:p text:style-name="P25"/>
      <text:p text:style-name="P89">Status ► <text:span text:style-name="T246">Status is everything </text:span><text:span text:style-name="T249">established as currently</text:span><text:span text:style-name="T246"> true </text:span><text:span text:style-name="T249">in the story </text:span><text:span text:style-name="T246">about </text:span><text:span text:style-name="T247">you </text:span><text:span text:style-name="T250">(</text:span><text:span text:style-name="T247">or something else</text:span><text:span text:style-name="T250">)</text:span><text:span text:style-name="T247"> that is </text:span><text:span text:style-name="T633">either</text:span><text:span text:style-name="T247"> permanently different from how you began the story </text:span><text:span text:style-name="T633">or</text:span><text:span text:style-name="T671"> a significant but temporary deviation from the norm. </text:span><text:span text:style-name="T672">In the rules, “</text:span><text:span text:style-name="T634">a</text:span><text:span text:style-name="T672"> status” means a short, descriptive, free-form phrase that describes the change in status. </text:span><text:span text:style-name="T676">If </text:span><text:span text:style-name="T680">the GM or a move says </text:span><text:span text:style-name="T676">you get a status, w</text:span><text:span text:style-name="T675">rite it down. </text:span><text:span text:style-name="T681">While a status is written down, nothing in the story can contradict it</text:span><text:span text:style-name="T682">.</text:span></text:p>
      <text:p text:style-name="P95"/>
      <text:p text:style-name="P89"><text:span text:style-name="T673">Ex. “</text:span><text:span text:style-name="T679">on fire</text:span><text:span text:style-name="T673">”; “enraptured”; “</text:span><text:span text:style-name="T678">scary</text:span><text:span text:style-name="T674">”; </text:span><text:span text:style-name="T673">“wanted by authorities”; “</text:span><text:span text:style-name="T677">glowing”; “scared”; “</text:span><text:span text:style-name="T683">has a third</text:span><text:span text:style-name="T677"> eye”.</text:span></text:p>
      <text:p text:style-name="P90"><text:span text:style-name="T21">Remove a status</text:span> ►<text:span text:style-name="T37"> </text:span><text:span text:style-name="T74">E</text:span><text:span text:style-name="T42">rase</text:span><text:span text:style-name="T37"> a ⌞status⌝ when a move or the GM says you can, or when it no longer makes sense for it to be true.</text:span></text:p>
      <text:p text:style-name="P72"/>
      <text:p text:style-name="P31"><text:span text:style-name="T27">Exploit status</text:span><text:span text:style-name="T697"> ►</text:span><text:span text:style-name="T167"> </text:span><text:span text:style-name="T168">When you </text:span><text:span text:style-name="T169">make </text:span><text:span text:style-name="T168">a ⌞</text:span><text:span text:style-name="T170">story move⌝</text:span><text:span text:style-name="T168">, </text:span><text:span text:style-name="T171">you can </text:span><text:span text:style-name="T172">describe</text:span><text:span text:style-name="T168"> how you’re capitalizing on </text:span><text:span text:style-name="T255">your </text:span><text:span text:style-name="T257">(</text:span><text:span text:style-name="T256">or someone’s</text:span><text:span text:style-name="T257">)</text:span><text:span text:style-name="T248"> </text:span><text:span text:style-name="T168">⌞</text:span><text:span text:style-name="T173">status⌝ </text:span><text:span text:style-name="T174">to</text:span><text:span text:style-name="T175"> </text:span><text:span text:style-name="T176">add </text:span><text:span text:style-name="T175">+1 on your move. </text:span><text:span text:style-name="T251">You can only do this once per </text:span><text:span text:style-name="T252">story move.</text:span></text:p>
      <text:p text:style-name="P26"/>
      <text:p text:style-name="P87"><text:span text:style-name="T31">Read the dice</text:span><text:span text:style-name="T690"> ►</text:span><text:span text:style-name="T70"> </text:span><text:span text:style-name="T40"><text:s/></text:span><text:span text:style-name="T71">When you roll, you’ll get a number </text:span><text:span text:style-name="T92">between</text:span><text:span text:style-name="T71"> </text:span><text:span text:style-name="T104">−1</text:span><text:span text:style-name="T71"> </text:span><text:span text:style-name="T93">and </text:span><text:span text:style-name="T71">15. </text:span><text:span text:style-name="T192">R</text:span><text:span text:style-name="T188">esults are </text:span><text:span text:style-name="T189">define</text:span><text:span text:style-name="T191">d </text:span><text:span text:style-name="T198">not in terms of success and failure, but </text:span><text:span text:style-name="T188">how your roll affects your </text:span><text:span text:style-name="T190">metaphorical </text:span><text:span text:style-name="T197">narrative </text:span><text:span text:style-name="T188">“momentum” </text:span><text:span text:style-name="T199">going forward</text:span><text:span text:style-name="T18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Range</text:p>
          </table:table-cell>
          <table:table-cell table:style-name="Table1.A1" office:value-type="string">
            <text:p text:style-name="P2">Result</text:p>
          </table:table-cell>
          <table:table-cell table:style-name="Table1.A1" office:value-type="string">
            <text:p text:style-name="P3">Icon</text:p>
          </table:table-cell>
        </table:table-row>
        <table:table-row>
          <table:table-cell table:style-name="Table1.A1" office:value-type="string">
            <text:p text:style-name="P4">≥13</text:p>
          </table:table-cell>
          <table:table-cell table:style-name="Table1.A1" office:value-type="string">
            <text:p text:style-name="P5">Gain <text:span text:style-name="T700">Momentum</text:span></text:p>
          </table:table-cell>
          <table:table-cell table:style-name="Table1.A1" office:value-type="string">
            <text:p text:style-name="P65">🡕</text:p>
          </table:table-cell>
        </table:table-row>
        <table:table-row>
          <table:table-cell table:style-name="Table1.A1" office:value-type="string">
            <text:p text:style-name="P6"><text:span text:style-name="T702">10</text:span>-1<text:span text:style-name="T702">2</text:span></text:p>
          </table:table-cell>
          <table:table-cell table:style-name="Table1.A1" office:value-type="string">
            <text:p text:style-name="P5">Carr<text:span text:style-name="T699">y Momentum</text:span></text:p>
          </table:table-cell>
          <table:table-cell table:style-name="Table1.A1" office:value-type="string">
            <text:p text:style-name="P65">🡒</text:p>
          </table:table-cell>
        </table:table-row>
        <table:table-row>
          <table:table-cell table:style-name="Table1.A1" office:value-type="string">
            <text:p text:style-name="P6"><text:span text:style-name="T701">7</text:span>-<text:span text:style-name="T702">9</text:span></text:p>
          </table:table-cell>
          <table:table-cell table:style-name="Table1.A1" office:value-type="string">
            <text:p text:style-name="P91"><text:span text:style-name="T421">Slow</text:span><text:span text:style-name="T420"> Momentum</text:span></text:p>
          </table:table-cell>
          <table:table-cell table:style-name="Table1.A1" office:value-type="string">
            <text:p text:style-name="P65">🡖</text:p>
          </table:table-cell>
        </table:table-row>
        <table:table-row table:style-name="Table1.5">
          <table:table-cell table:style-name="Table1.A1" office:value-type="string">
            <text:p text:style-name="P7">≤6</text:p>
          </table:table-cell>
          <table:table-cell table:style-name="Table1.B5" office:value-type="string">
            <text:p text:style-name="P60">Stall Momentum</text:p>
          </table:table-cell>
          <table:table-cell table:style-name="Table1.A1" office:value-type="string">
            <text:p text:style-name="P65">🡓</text:p>
          </table:table-cell>
        </table:table-row>
      </table:table>
      <text:p text:style-name="P27"/>
      <text:p text:style-name="P32"><text:span text:style-name="T195">Groups </text:span><text:span text:style-name="T196">written </text:span><text:span text:style-name="T181">together </text:span><text:span text:style-name="T182">(</text:span><text:span text:style-name="T183">e.g. </text:span><text:span text:style-name="T698">🡕🡒</text:span><text:span text:style-name="T183">) </text:span><text:span text:style-name="T180">mean </text:span><text:span text:style-name="T628">any</text:span><text:span text:style-name="T180"> of </text:span><text:span text:style-name="T184">the </text:span><text:span text:style-name="T185">results </text:span><text:span text:style-name="T186">in that </text:span><text:span text:style-name="T187">specific </text:span><text:span text:style-name="T186">group</text:span><text:span text:style-name="T180">. </text:span><text:span text:style-name="T200">Read this like “gain or carry </text:span><text:span text:style-name="T243">[</text:span><text:span text:style-name="T200">momentum</text:span><text:span text:style-name="T243">]</text:span><text:span text:style-name="T200">”.</text:span></text:p>
      <text:p text:style-name="P28"/>
      <text:p text:style-name="P12"><text:span text:style-name="T30">Roll</text:span><text:span text:style-name="T620"> ►</text:span><text:span text:style-name="T161"> </text:span><text:span text:style-name="T193">Rolls are indicated by </text:span><text:span text:style-name="T543">⊞</text:span><text:span text:style-name="T547">⌊⌋</text:span><text:span text:style-name="T499"> </text:span><text:span text:style-name="T500">in </text:span><text:span text:style-name="T526">a </text:span><text:span text:style-name="T501">move </text:span><text:span text:style-name="T512">like:</text:span></text:p>
      <text:list xml:id="list2839030523" text:style-name="L2">
        <text:list-item>
          <text:p text:style-name="P116"><text:span text:style-name="T515">w</text:span><text:span text:style-name="T500">ith an </text:span><text:span text:style-name="T502">⌞aptitude⌝: </text:span><text:span text:style-name="T596">⊞⌊</text:span><text:span text:style-name="T597">Nu</text:span><text:span text:style-name="T598">r</text:span><text:span text:style-name="T597">ture⌋</text:span><text:span text:style-name="T500">. </text:span></text:p>
        </text:list-item>
        <text:list-item>
          <text:p text:style-name="P117"><text:span text:style-name="T515">w</text:span><text:span text:style-name="T503">ith a number: </text:span><text:span text:style-name="T596">⊞⌊</text:span><text:span text:style-name="T597">−</text:span><text:span text:style-name="T599">1⌋</text:span><text:span text:style-name="T503"> or </text:span><text:span text:style-name="T596">⊞⌊</text:span><text:span text:style-name="T602">+</text:span><text:span text:style-name="T599">0⌋</text:span><text:span text:style-name="T503">.</text:span></text:p>
        </text:list-item>
        <text:list-item>
          <text:p text:style-name="P117"><text:span text:style-name="T515">w</text:span><text:span text:style-name="T509">ith </text:span><text:span text:style-name="T516">a </text:span><text:span text:style-name="T600">⌊</text:span><text:span text:style-name="T601">special term⌋</text:span><text:span text:style-name="T516"> </text:span><text:span text:style-name="T518">defined</text:span><text:span text:style-name="T519"> </text:span><text:span text:style-name="T524">in </text:span><text:span text:style-name="T525">a</text:span><text:span text:style-name="T520"> </text:span><text:span text:style-name="T521">move’</text:span><text:span text:style-name="T517">s</text:span><text:span text:style-name="T521"> </text:span><text:span text:style-name="T522">text.</text:span></text:p>
        </text:list-item>
      </text:list>
      <text:p text:style-name="P67"/>
      <text:p text:style-name="P13"><text:span text:style-name="T574">Sum the </text:span><text:span text:style-name="T593">⌊</text:span><text:span text:style-name="T594">enclosed text </text:span><text:span text:style-name="T595">value</text:span><text:span text:style-name="T593">⌋</text:span><text:span text:style-name="T574"> </text:span><text:span text:style-name="T581">plus</text:span><text:span text:style-name="T574"> any </text:span><text:span text:style-name="T575">bonuses or penalties</text:span><text:span text:style-name="T574"> the GM or a move may </text:span><text:span text:style-name="T580">tell you about</text:span><text:span text:style-name="T574">. </text:span><text:span text:style-name="T578">M</text:span><text:span text:style-name="T577">ind </text:span><text:span text:style-name="T579">any negative </text:span><text:span text:style-name="T577">signs.</text:span><text:span text:style-name="T574"> </text:span><text:span text:style-name="T584">Finally,</text:span><text:span text:style-name="T574"> cap </text:span><text:span text:style-name="T576">the</text:span><text:span text:style-name="T574"> </text:span><text:span text:style-name="T593">⌊</text:span><text:span text:style-name="T592">total</text:span><text:span text:style-name="T593">⌋</text:span><text:span text:style-name="T574"> at ±3.</text:span></text:p>
      <text:p text:style-name="P33"/>
      <text:p text:style-name="P38"><text:span text:style-name="T531">R</text:span><text:span text:style-name="T503">oll </text:span><text:span text:style-name="T544">⌊2d6 </text:span><text:span text:style-name="T548">+ </text:span><text:span text:style-name="T546">total</text:span><text:span text:style-name="T548">⌋</text:span><text:span text:style-name="T504"> </text:span><text:span text:style-name="T532">and </text:span><text:span text:style-name="T606">⌞read the dice⌝</text:span><text:span text:style-name="T533">.</text:span></text:p>
      <text:p text:style-name="P34"/>
      <text:p text:style-name="P14"><text:span text:style-name="T568">U</text:span><text:span text:style-name="T569">nless </text:span><text:span text:style-name="T573">stated </text:span><text:span text:style-name="T569">otherwise,</text:span><text:span text:style-name="T570"> </text:span><text:span text:style-name="T571">the </text:span><text:span text:style-name="T572">effect</text:span><text:span text:style-name="T571"> of your roll is described by the next momentum icons </text:span><text:span text:style-name="T573">(</text:span><text:span text:style-name="T591">🡕🡒🡖🡓</text:span><text:span text:style-name="T573">)</text:span><text:span text:style-name="T571">. </text:span><text:span text:style-name="T585">If one or more icons is missing, it means there’s no </text:span><text:span text:style-name="T586">particular </text:span><text:span text:style-name="T585">effect for that result.</text:span></text:p>
      <text:p text:style-name="P29"/>
      <text:p text:style-name="P36"><text:span text:style-name="T696">Alternate rolls ►</text:span><text:span text:style-name="T72"> </text:span><text:span text:style-name="T194">If a move says</text:span><text:span text:style-name="T177"> “</text:span><text:span text:style-name="T270">⊞</text:span><text:span text:style-name="T274">⌊</text:span><text:span text:style-name="T271">something </text:span><text:span text:style-name="T272">weird</text:span><text:span text:style-name="T274">⌋</text:span><text:span text:style-name="T272"> </text:span><text:span text:style-name="T345">for/</text:span><text:span text:style-name="T359">to/</text:span><text:span text:style-name="T360">on</text:span><text:span text:style-name="T345"> </text:span><text:span text:style-name="T359">[</text:span><text:span text:style-name="T345">another move</text:span><text:span text:style-name="T359">]</text:span><text:span text:style-name="T345">”, </text:span><text:span text:style-name="T346">use th</text:span><text:span text:style-name="T347">e weird</text:span><text:span text:style-name="T346"> roll </text:span><text:span text:style-name="T348">in the child move </text:span><text:span text:style-name="T346">instead of whatever the normal rol</text:span><text:span text:style-name="T348">l </text:span><text:span text:style-name="T360">would be</text:span><text:span text:style-name="T349">. </text:span><text:span text:style-name="T357">M</text:span><text:span text:style-name="T350">odifiers apply normally.</text:span></text:p>
      <text:p text:style-name="P30"/>
      <text:p text:style-name="P11"><text:span text:style-name="T542">Low/Zero Effect ►</text:span><text:span text:style-name="T476"> </text:span><text:span text:style-name="T448">When you’re describing </text:span><text:span text:style-name="T477">how you make </text:span><text:span text:style-name="T448">a ⌞</text:span><text:span text:style-name="T496">story</text:span><text:span text:style-name="T448"> move⌝, the GM might </text:span><text:span text:style-name="T484">say</text:span><text:span text:style-name="T448"> you’</text:span><text:span text:style-name="T482">ll have </text:span><text:span text:style-name="T448">Low</text:span><text:span text:style-name="T451"> </text:span><text:span text:style-name="T514">Effect </text:span><text:span text:style-name="T513">or </text:span><text:span text:style-name="T448">Zero Effect. </text:span><text:span text:style-name="T563">This means even </text:span><text:span text:style-name="T582">if you</text:span><text:span text:style-name="T565"> </text:span><text:span text:style-name="T588">🡕🡒</text:span><text:span text:style-name="T692">,</text:span><text:span text:style-name="T563"> you </text:span><text:span text:style-name="T564">won’t </text:span><text:span text:style-name="T563">get (all of) what you want.</text:span></text:p>
      <text:p text:style-name="P39"/>
      <text:p text:style-name="P47"><text:span text:style-name="T273">⚠ </text:span><text:span text:style-name="T351">Critical </text:span><text:span text:style-name="T352">Concept </text:span><text:span text:style-name="T273">⚠</text:span></text:p>
      <text:p text:style-name="P15"><text:span text:style-name="T589">S</text:span><text:span text:style-name="T587">tory </text:span><text:span text:style-name="T590">m</text:span><text:span text:style-name="T587">oves</text:span><text:span text:style-name="T536"> ►</text:span><text:span text:style-name="T427"> </text:span><text:span text:style-name="T479">Story ⌞moves⌝ </text:span><text:span text:style-name="T480">decide</text:span><text:span text:style-name="T479"> what happens next when you </text:span><text:span text:style-name="T481">act in the face of </text:span><text:span text:style-name="T479">conflict, risk, or adversity </text:span><text:span text:style-name="T481">to get what you want</text:span><text:span text:style-name="T479">. </text:span><text:span text:style-name="T458">The</text:span><text:span text:style-name="T460">y </text:span><text:span text:style-name="T461">serve the same purpose as </text:span><text:span text:style-name="T462">system</text:span><text:span text:style-name="T461"> rules in </text:span><text:span text:style-name="T463">other </text:span><text:span text:style-name="T461">games, but in a </text:span><text:span text:style-name="T465">flexible</text:span><text:span text:style-name="T461"> way that puts the</text:span><text:span text:style-name="T458"> fiction first</text:span><text:span text:style-name="T459">. </text:span><text:span text:style-name="T464">They answer “okay, </text:span><text:span text:style-name="T466">so </text:span><text:span text:style-name="T535">then </text:span><text:span text:style-name="T464">what happens?”</text:span></text:p>
      <text:p text:style-name="P35"/>
      <text:p text:style-name="P16"><text:span text:style-name="T553">Most </text:span><text:span text:style-name="T583">regular </text:span><text:span text:style-name="T553">moves </text:span><text:span text:style-name="T555">flatly </text:span><text:span text:style-name="T553">describe something you can do, but they </text:span><text:span text:style-name="T554">don’t address why you’re doing it, what you hope to </text:span><text:span text:style-name="T561">ultimately </text:span><text:span text:style-name="T554">achieve. </text:span><text:span text:style-name="T553">A metaphor: you slam on the brakes </text:span><text:span text:style-name="T562">while</text:span><text:span text:style-name="T559"> </text:span><text:span text:style-name="T553">you're driving, but are you </text:span><text:span text:style-name="T560">trying</text:span><text:span text:style-name="T553"> to </text:span><text:span text:style-name="T549">avoid</text:span><text:span text:style-name="T553"> or to </text:span><text:span text:style-name="T549">cause</text:span><text:span text:style-name="T553"> a collision? </text:span><text:span text:style-name="T556">Another: you fence with the Du</text:span><text:span text:style-name="T557">chess,</text:span><text:span text:style-name="T556"> but are you trying to </text:span><text:span text:style-name="T550">kill</text:span><text:span text:style-name="T556"> or </text:span><text:span text:style-name="T558">to</text:span><text:span text:style-name="T556"> </text:span><text:span text:style-name="T550">teach</text:span><text:span text:style-name="T556"> h</text:span><text:span text:style-name="T557">er</text:span><text:span text:style-name="T556">?</text:span></text:p>
      <text:p text:style-name="P18"/>
      <text:p text:style-name="P40"><text:span text:style-name="T37">Each story move follows </text:span><text:span text:style-name="T82">the same</text:span><text:span text:style-name="T37"> formula: </text:span><text:span text:style-name="T83">i</text:span><text:span text:style-name="T37">t states </text:span><text:span text:style-name="T94">what you want </text:span><text:span text:style-name="T119">to achieve</text:span><text:span text:style-name="T37">, and it gives </text:span><text:span text:style-name="T80">a hint at</text:span><text:span text:style-name="T79"> </text:span><text:span text:style-name="T95">how you’re trying to get it</text:span><text:span text:style-name="T79">. </text:span><text:span text:style-name="T84">When figuring out </text:span><text:span text:style-name="T87">which </text:span><text:span text:style-name="T84">story move </text:span><text:span text:style-name="T85">you’re making</text:span><text:span text:style-name="T84">, t</text:span><text:span text:style-name="T81">he hint </text:span><text:span text:style-name="T96">about </text:span><text:span text:style-name="T120">method</text:span><text:span text:style-name="T81"> is </text:span><text:span text:style-name="T647">less</text:span><text:span text:style-name="T81"> important than the part about</text:span><text:span text:style-name="T648"> </text:span><text:span text:style-name="T659">your intent.</text:span></text:p>
      <text:p text:style-name="P19"/>
      <text:p text:style-name="P41"><text:span text:style-name="T648">There aren’t many </text:span><text:span text:style-name="T651">story moves</text:span><text:span text:style-name="T652">; </text:span><text:span text:style-name="T653">they’re</text:span><text:span text:style-name="T648"> </text:span><text:span text:style-name="T654">in the</text:span><text:span text:style-name="T648"> Common playbook. I intend them to be </text:span><text:span text:style-name="T655">fairly universal</text:span><text:span text:style-name="T648">. </text:span><text:span text:style-name="T658">P</text:span><text:span text:style-name="T656">lease </text:span><text:span text:style-name="T648">think metaphorically when applying them to weird situations.</text:span></text:p>
      <text:p text:style-name="P21"/>
      <text:p text:style-name="P42"><text:span text:style-name="T32">Make</text:span><text:span text:style-name="T33"> </text:span><text:span text:style-name="T34">a </text:span><text:span text:style-name="T33">story move</text:span><text:span text:style-name="T3"> ► </text:span><text:span text:style-name="T37">When you make a </text:span><text:span text:style-name="T275">⌞story move⌝</text:span><text:span text:style-name="T37">, describe how you’re trying to achieve your goal </text:span><text:span text:style-name="T88">in-game</text:span><text:span text:style-name="T37">. </text:span><text:span text:style-name="T86">Be specific. </text:span><text:span text:style-name="T101">Wait a sec before rolling; the GM might have something to say.</text:span></text:p>
      <text:p text:style-name="P22"/>
      <text:p text:style-name="P43"><text:span text:style-name="T237">If no other move is saying what to roll with, d</text:span><text:span text:style-name="T121">ecide</text:span><text:span text:style-name="T90"> </text:span><text:span text:style-name="T238">if your </text:span><text:span text:style-name="T239">action </text:span><text:span text:style-name="T238">description depends </text:span><text:span text:style-name="T631">logically and </text:span><text:span text:style-name="T622">primarily</text:span><text:span text:style-name="T238"> on </text:span><text:span text:style-name="T601">⌊</text:span><text:span text:style-name="T15">an</text:span><text:span text:style-name="T4">y</text:span><text:span text:style-name="T15"> </text:span><text:span text:style-name="T16">appropriate </text:span><text:span text:style-name="T238">⌞</text:span><text:span text:style-name="T15">aptitude</text:span><text:span text:style-name="T238">⌝</text:span><text:span text:style-name="T601">⌋</text:span><text:span text:style-name="T238"> you’ve got. </text:span><text:span text:style-name="T240">U</text:span><text:span text:style-name="T89">se common sense </text:span><text:span text:style-name="T163">and talk </text:span><text:span text:style-name="T241">as a table.</text:span></text:p>
      <text:p text:style-name="P37"/>
      <text:p text:style-name="P46"><text:span text:style-name="T6">⊞</text:span><text:span text:style-name="T601">⌊</text:span><text:span text:style-name="T17">A</text:span><text:span text:style-name="T18">ny </text:span><text:span text:style-name="T7">appropriate </text:span><text:span text:style-name="T6">aptitude</text:span><text:span text:style-name="T601">⌋</text:span><text:span text:style-name="T162">;</text:span><text:span text:style-name="T242"> </text:span><text:span text:style-name="T632">or</text:span><text:span text:style-name="T242"> </text:span><text:span text:style-name="T6">⊞</text:span><text:span text:style-name="T601">⌊</text:span><text:span text:style-name="T6">−1</text:span><text:span text:style-name="T601">⌋</text:span><text:span text:style-name="T162"> </text:span><text:span text:style-name="T242">if you don’t have one that applies.</text:span></text:p>
      <text:p text:style-name="P23"/>
      <text:p text:style-name="P44"><text:span text:style-name="T91">The GM playbook has stuff</text:span><text:span text:style-name="T37"> about what might happen for each story move, but </text:span><text:span text:style-name="T102">the</text:span><text:span text:style-name="T178">y </text:span><text:span text:style-name="T179">share </text:span><text:span text:style-name="T178">this formula:</text:span></text:p>
      <text:p text:style-name="P20"/>
      <text:p text:style-name="P97"><text:span text:style-name="T425">🡕</text:span><text:span text:style-name="T374"> </text:span><text:span text:style-name="T376">Y</text:span><text:span text:style-name="T374">ou </text:span><text:span text:style-name="T417">get what you want</text:span><text:span text:style-name="T374"> </text:span><text:span text:style-name="T403">with </text:span><text:span text:style-name="T404">an</text:span><text:span text:style-name="T374"> </text:span><text:span text:style-name="T402">unexpected benefit</text:span><text:span text:style-name="T393">.</text:span></text:p>
      <text:p text:style-name="P99"><text:span text:style-name="T619">🡒</text:span><text:span text:style-name="T375"> </text:span><text:span text:style-name="T376">Y</text:span><text:span text:style-name="T375">ou </text:span><text:span text:style-name="T418">get basically what you want.</text:span></text:p>
      <text:p text:style-name="P100"><text:span text:style-name="T425">🡖</text:span><text:span text:style-name="T374"> </text:span><text:span text:style-name="T376">Y</text:span><text:span text:style-name="T374">ou </text:span><text:span text:style-name="T419">get what you want, but </text:span><text:span text:style-name="T374">there’s some trade-off, consequence, or complication.</text:span></text:p>
      <text:p text:style-name="P98"><text:span text:style-name="T536">🡓</text:span><text:span text:style-name="T446"> </text:span><text:span text:style-name="T447">It might not be your fault, but you </text:span><text:span text:style-name="T510">don’t get what you want—or you </text:span><text:span text:style-name="T511">do </text:span><text:span text:style-name="T510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100%"/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5in" table:align="margins" style:shadow="none"/>
    </style:style>
    <style:style style:name="Table2.A" style:family="table-column">
      <style:table-column-properties style:column-width="3.5in" style:rel-column-width="5040*"/>
    </style:style>
    <style:style style:name="Table2.A1" style:family="table-cell">
      <style:table-cell-properties style:vertical-align="middle"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8pt" fo:font-weight="bold" officeooo:paragraph-rsid="136d5273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1366a593"/>
    </style:style>
    <style:style style:name="MT2" style:family="text">
      <style:text-properties style:font-name="MutagenSans1" fo:font-size="9pt" fo:font-style="normal" fo:font-weight="normal" officeooo:rsid="028568e1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Mutagen⌬<text:span text:style-name="MT1">RPG v0.2 </text:span><text:span text:style-name="MT2">►</text:span> ⌊mutagenrpg.com⌋ </text:p>
            </table:table-cell>
            <table:table-cell table:style-name="Table2.A1" office:value-type="string">
              <text:p text:style-name="MP2">© 2021 Aubrey R. Jones <text:s/>🄯 CC-BY-SA 4.0</text:p>
            </table:table-cell>
            <table:table-cell table:style-name="Table2.A1" office:value-type="string">
              <text:p text:style-name="MP3">Playbook: Meta ⌬ <text:page-number text:select-page="current">1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7T20:48:27.160114825</dc:date>
    <meta:editing-duration>P25DT23H6M53S</meta:editing-duration>
    <meta:editing-cycles>4410</meta:editing-cycles>
    <meta:generator>LibreOffice/6.0.7.3$Linux_X86_64 LibreOffice_project/00m0$Build-3</meta:generator>
    <meta:print-date>2021-12-17T17:20:55.109109184</meta:print-date>
    <meta:document-statistic meta:table-count="2" meta:image-count="0" meta:object-count="0" meta:page-count="2" meta:paragraph-count="81" meta:word-count="2132" meta:character-count="11628" meta:non-whitespace-character-count="9587"/>
  </office:meta>
</office:document-meta>
</file>